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993cm" fo:margin-left="1.418cm" table:align="left"/>
    </style:style>
    <style:style style:name="Table1.A" style:family="table-column">
      <style:table-column-properties style:column-width="3.683cm"/>
    </style:style>
    <style:style style:name="Table1.B" style:family="table-column">
      <style:table-column-properties style:column-width="3.395cm"/>
    </style:style>
    <style:style style:name="Table1.C" style:family="table-column">
      <style:table-column-properties style:column-width="3.704cm"/>
    </style:style>
    <style:style style:name="Table1.D" style:family="table-column">
      <style:table-column-properties style:column-width="4.21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00a933" loext:opacity="100%" fo:font-size="20pt" fo:font-weight="bold" officeooo:rsid="0010d8c6" officeooo:paragraph-rsid="0010d8c6" style:font-size-asian="20pt" style:font-weight-asian="bold" style:font-size-complex="20pt" style:font-weight-complex="bold"/>
    </style:style>
    <style:style style:name="P2"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a933" loext:opacity="100%" fo:language="en" fo:country="US" fo:font-weight="normal" officeooo:rsid="001cd3fa" officeooo:paragraph-rsid="001cd3fa" style:font-weight-asian="normal" style:font-weight-complex="normal"/>
    </style:style>
    <style:style style:name="P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a933" loext:opacity="100%" fo:font-size="12pt" fo:language="en" fo:country="US" fo:font-weight="bold" officeooo:rsid="001cd3fa" officeooo:paragraph-rsid="001cd3fa"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000000" loext:opacity="100%" fo:font-size="12pt" fo:font-weight="bold" officeooo:rsid="0010d8c6" officeooo:paragraph-rsid="0010d8c6" style:font-size-asian="10.5pt" style:font-weight-asian="bold" style:font-size-complex="12pt" style:font-weight-complex="bold"/>
    </style:style>
    <style:style style:name="P5"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color="#000000" loext:opacity="100%" fo:font-size="12pt" fo:font-weight="bold" officeooo:rsid="0010d8c6" officeooo:paragraph-rsid="0010d8c6" style:font-size-asian="10.5pt" style:font-weight-asian="bold" style:font-size-complex="12pt" style:font-weight-complex="bold"/>
    </style:style>
    <style:style style:name="P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loext:opacity="100%" fo:font-size="12pt" fo:font-weight="bold" officeooo:rsid="0010d8c6" officeooo:paragraph-rsid="0010d8c6" style:font-size-asian="10.5pt" style:font-weight-asian="bold" style:font-size-complex="12pt" style:font-weight-complex="bold"/>
    </style:style>
    <style:style style:name="P7"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color="#000000" loext:opacity="100%" fo:font-size="12pt" fo:language="en" fo:country="US" fo:font-weight="normal" officeooo:rsid="0010d8c6" officeooo:paragraph-rsid="0012323e" style:font-size-asian="10.5pt" style:font-weight-asian="normal" style:font-size-complex="12pt" style:font-weight-complex="normal"/>
    </style:style>
    <style:style style:name="P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loext:opacity="100%" fo:font-size="12pt" fo:language="en" fo:country="US" fo:font-weight="normal" officeooo:rsid="0010d8c6" officeooo:paragraph-rsid="0012323e" style:font-size-asian="10.5pt" style:font-weight-asian="normal" style:font-size-complex="12pt" style:font-weight-complex="normal"/>
    </style:style>
    <style:style style:name="P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loext:opacity="100%" fo:font-size="12pt" fo:language="en" fo:country="US" fo:font-weight="normal" officeooo:rsid="001cd3fa" officeooo:paragraph-rsid="002c532c" style:font-size-asian="10.5pt" style:font-weight-asian="normal" style:font-size-complex="12pt" style:font-weight-complex="normal"/>
    </style:style>
    <style:style style:name="P1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loext:opacity="100%" fo:font-size="12pt" fo:language="en" fo:country="US" fo:font-weight="normal" officeooo:rsid="00436a7e" officeooo:paragraph-rsid="00436a7e" style:font-size-asian="10.5pt" style:font-weight-asian="normal" style:font-size-complex="12pt" style:font-weight-complex="normal"/>
    </style:style>
    <style:style style:name="P1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loext:opacity="100%" fo:font-size="12pt" fo:language="en" fo:country="US" fo:font-weight="bold" officeooo:rsid="0013c6c9" officeooo:paragraph-rsid="0013c6c9" style:font-size-asian="10.5pt" style:font-weight-asian="bold" style:font-size-complex="12pt" style:font-weight-complex="bold"/>
    </style:style>
    <style:style style:name="P12"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loext:opacity="100%" fo:font-size="12pt" fo:language="en" fo:country="US" fo:font-weight="bold" officeooo:rsid="001cd3fa" officeooo:paragraph-rsid="001cd3fa" style:font-size-asian="10.5pt" style:font-weight-asian="bold" style:font-size-complex="12pt" style:font-weight-complex="bold"/>
    </style:style>
    <style:style style:name="P13" style:family="paragraph" style:parent-style-name="Standard">
      <loext:graphic-properties draw:fill="none"/>
      <style:paragraph-properties fo:text-align="start" style:justify-single-word="false" fo:background-color="transparent"/>
      <style:text-properties fo:color="#000000" loext:opacity="100%" fo:font-size="12pt" fo:language="en" fo:country="US" fo:font-weight="bold" officeooo:rsid="001cd3fa" officeooo:paragraph-rsid="002c532c" style:font-size-asian="10.5pt" style:font-weight-asian="bold" style:font-size-complex="12pt" style:font-weight-complex="bold"/>
    </style:style>
    <style:style style:name="P14" style:family="paragraph" style:parent-style-name="Standard">
      <loext:graphic-properties draw:fill="none"/>
      <style:paragraph-properties fo:text-align="start" style:justify-single-word="false" fo:background-color="transparent"/>
      <style:text-properties fo:color="#000000" loext:opacity="100%" fo:font-size="12pt" fo:language="en" fo:country="US" fo:font-weight="bold" officeooo:rsid="001cd3fa" officeooo:paragraph-rsid="003f3604"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fo:font-size="12pt" officeooo:rsid="0010d8c6" officeooo:paragraph-rsid="0010d8c6" style:font-size-asian="10.5pt" style:font-size-complex="12pt"/>
    </style:style>
    <style:style style:name="P16" style:family="paragraph" style:parent-style-name="Table_20_Contents">
      <style:paragraph-properties fo:text-align="start" style:justify-single-word="false"/>
      <style:text-properties fo:font-size="12pt" fo:font-weight="bold" officeooo:rsid="0010d8c6" officeooo:paragraph-rsid="0010d8c6" style:font-size-asian="10.5pt" style:font-weight-asian="bold" style:font-size-complex="12pt" style:font-weight-complex="bold"/>
    </style:style>
    <style:style style:name="P1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cccccc" loext:opacity="100%" style:font-name="Droid Sans Mono" fo:font-size="10.5pt" fo:font-weight="normal" officeooo:paragraph-rsid="0013c6c9" fo:background-color="#1f1f1f"/>
    </style:style>
    <style:style style:name="P1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language="en" fo:country="US" fo:font-weight="normal" officeooo:rsid="001cd3fa" officeooo:paragraph-rsid="001cd3fa" style:font-weight-asian="normal" style:font-weight-complex="normal"/>
    </style:style>
    <style:style style:name="P19" style:family="paragraph" style:parent-style-name="Standard">
      <loext:graphic-properties draw:fill="none"/>
      <style:paragraph-properties fo:text-align="start" style:justify-single-word="false" fo:background-color="transparent"/>
      <style:text-properties fo:language="en" fo:country="US" fo:font-weight="normal" officeooo:rsid="001cd3fa" officeooo:paragraph-rsid="001cd3fa" style:font-weight-asian="normal" style:font-weight-complex="normal"/>
    </style:style>
    <style:style style:name="P20"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text-properties fo:language="en" fo:country="US" fo:font-weight="normal" style:font-weight-asian="normal" style:font-weight-complex="normal"/>
    </style:style>
    <style:style style:name="P21"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ext-properties fo:language="en" fo:country="US" fo:font-weight="normal" style:font-weight-asian="normal" style:font-weight-complex="normal"/>
    </style:style>
    <style:style style:name="P22"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language="en" fo:country="US" fo:font-weight="normal" officeooo:rsid="004826ab" officeooo:paragraph-rsid="004826ab" style:font-weight-asian="normal" style:font-weight-complex="normal"/>
    </style:style>
    <style:style style:name="P23" style:family="paragraph" style:parent-style-name="Standard">
      <loext:graphic-properties draw:fill="none"/>
      <style:paragraph-properties fo:margin-left="1.3cm" fo:margin-right="0cm" fo:margin-top="0cm" fo:margin-bottom="0cm" style:contextual-spacing="false" fo:line-height="115%" fo:text-indent="0cm" style:auto-text-indent="false" fo:background-color="transparent"/>
      <style:text-properties fo:language="en" fo:country="US" style:text-underline-style="solid" style:text-underline-width="auto" style:text-underline-color="font-color" fo:font-weight="bold" officeooo:rsid="0035a98b" officeooo:paragraph-rsid="0035a98b" style:font-weight-asian="bold" style:font-weight-complex="bold"/>
    </style:style>
    <style:style style:name="P24"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ext-properties fo:language="en" fo:country="US" style:text-underline-style="solid" style:text-underline-width="auto" style:text-underline-color="font-color" fo:font-weight="bold" officeooo:rsid="0035a98b" officeooo:paragraph-rsid="0035a98b" style:font-weight-asian="bold" style:font-weight-complex="bold"/>
    </style:style>
    <style:style style:name="P25" style:family="paragraph" style:parent-style-name="Standard">
      <loext:graphic-properties draw:fill="none"/>
      <style:paragraph-properties fo:text-align="start" style:justify-single-word="false" fo:background-color="transparent"/>
      <style:text-properties fo:language="en" fo:country="US" fo:font-weight="bold" officeooo:rsid="00476e28" officeooo:paragraph-rsid="00476e28" style:font-weight-asian="bold" style:font-weight-complex="bold"/>
    </style:style>
    <style:style style:name="P26" style:family="paragraph" style:parent-style-name="Standard">
      <loext:graphic-properties draw:fill="none"/>
      <style:paragraph-properties fo:margin-left="0cm" fo:margin-right="0cm" fo:text-indent="1.401cm" style:auto-text-indent="false" fo:background-color="transparent">
        <style:tab-stops>
          <style:tab-stop style:position="1.302cm"/>
        </style:tab-stops>
      </style:paragraph-properties>
      <style:text-properties fo:font-weight="bold" officeooo:rsid="0017ceb4" officeooo:paragraph-rsid="0017ceb4" style:font-weight-asian="bold" style:font-weight-complex="bold"/>
    </style:style>
    <style:style style:name="P27" style:family="paragraph" style:parent-style-name="Standard">
      <loext:graphic-properties draw:fill="none"/>
      <style:paragraph-properties fo:margin-left="0cm" fo:margin-right="0cm" fo:text-indent="1.401cm" style:auto-text-indent="false" fo:background-color="transparent">
        <style:tab-stops>
          <style:tab-stop style:position="1.302cm"/>
        </style:tab-stops>
      </style:paragraph-properties>
      <style:text-properties fo:font-weight="bold" style:font-weight-asian="bold" style:font-weight-complex="bold"/>
    </style:style>
    <style:style style:name="P28"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fo:font-weight="bold" officeooo:rsid="0036b559" officeooo:paragraph-rsid="0036b559" style:font-weight-asian="bold" style:font-weight-complex="bold"/>
    </style:style>
    <style:style style:name="P29" style:family="paragraph" style:parent-style-name="Standard">
      <loext:graphic-properties draw:fill="none"/>
      <style:paragraph-properties fo:margin-left="1.3cm" fo:margin-right="0cm" fo:text-indent="0cm" style:auto-text-indent="false" fo:background-color="transparent"/>
      <style:text-properties fo:font-weight="bold" officeooo:rsid="0036b559" officeooo:paragraph-rsid="00382250" style:font-weight-asian="bold" style:font-weight-complex="bold"/>
    </style:style>
    <style:style style:name="P30"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writing-mode="lr-tb"/>
      <style:text-properties fo:font-weight="bold" officeooo:rsid="003ace95" officeooo:paragraph-rsid="003ace95" style:font-weight-asian="bold" style:font-weight-complex="bold"/>
    </style:style>
    <style:style style:name="P3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weight="bold" officeooo:paragraph-rsid="002c532c" style:font-weight-asian="bold" style:font-weight-complex="bold"/>
    </style:style>
    <style:style style:name="P32" style:family="paragraph" style:parent-style-name="Standard">
      <loext:graphic-properties draw:fill="none"/>
      <style:paragraph-properties fo:text-align="start" style:justify-single-word="false" fo:background-color="transparent"/>
      <style:text-properties fo:font-weight="bold" officeooo:paragraph-rsid="00476e28" style:font-weight-asian="bold" style:font-weight-complex="bold"/>
    </style:style>
    <style:style style:name="P33"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paragraph-rsid="00476e28" style:font-weight-asian="bold" style:font-weight-complex="bold"/>
    </style:style>
    <style:style style:name="P34"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fo:font-weight="bold" officeooo:paragraph-rsid="00476e28" style:font-weight-asian="bold" style:font-weight-complex="bold"/>
    </style:style>
    <style:style style:name="P35"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4826ab" style:font-weight-asian="bold" style:font-weight-complex="bold"/>
    </style:style>
    <style:style style:name="P36"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4ae6d0" style:font-weight-asian="bold" style:font-weight-complex="bold"/>
    </style:style>
    <style:style style:name="P37"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ac773" officeooo:paragraph-rsid="004ac773" style:font-weight-asian="bold" style:font-weight-complex="bold"/>
    </style:style>
    <style:style style:name="P38"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d96b9" officeooo:paragraph-rsid="004d96b9" style:font-weight-asian="bold" style:font-weight-complex="bold"/>
    </style:style>
    <style:style style:name="P39"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54469f" officeooo:paragraph-rsid="0054469f" style:font-weight-asian="bold" style:font-weight-complex="bold"/>
    </style:style>
    <style:style style:name="P40" style:family="paragraph" style:parent-style-name="Standard">
      <loext:graphic-properties draw:fill="none"/>
      <style:paragraph-properties fo:margin-left="0cm" fo:margin-right="0cm" fo:text-indent="1.401cm" style:auto-text-indent="false" fo:background-color="transparent">
        <style:tab-stops>
          <style:tab-stop style:position="1.302cm"/>
        </style:tab-stops>
      </style:paragraph-properties>
      <style:text-properties officeooo:paragraph-rsid="0017ceb4"/>
    </style:style>
    <style:style style:name="P41" style:family="paragraph" style:parent-style-name="Standard" style:master-page-name="">
      <loext:graphic-properties draw:fill="none"/>
      <style:paragraph-properties fo:margin-left="0cm" fo:margin-right="0cm" fo:text-indent="1.401cm" style:auto-text-indent="false" style:page-number="auto" fo:background-color="transparent">
        <style:tab-stops>
          <style:tab-stop style:position="1.302cm"/>
        </style:tab-stops>
      </style:paragraph-properties>
      <style:text-properties fo:color="#c9211e" loext:opacity="100%" fo:font-weight="bold" style:font-weight-asian="bold" style:font-weight-complex="bold"/>
    </style:style>
    <style:style style:name="P42" style:family="paragraph" style:parent-style-name="Standard">
      <loext:graphic-properties draw:fill="none"/>
      <style:paragraph-properties fo:margin-left="0cm" fo:margin-right="0cm" fo:text-indent="1.401cm" style:auto-text-indent="false" fo:background-color="transparent">
        <style:tab-stops>
          <style:tab-stop style:position="1.302cm"/>
        </style:tab-stops>
      </style:paragraph-properties>
      <style:text-properties fo:color="#c9211e" loext:opacity="100%" fo:font-weight="bold" style:font-weight-asian="bold" style:font-weight-complex="bold"/>
    </style:style>
    <style:style style:name="P4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ff0000" loext:opacity="100%" fo:language="en" fo:country="US" fo:font-weight="normal" officeooo:rsid="001cd3fa" officeooo:paragraph-rsid="001cd3fa" style:font-weight-asian="normal" style:font-weight-complex="normal"/>
    </style:style>
    <style:style style:name="P4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ff0000" loext:opacity="100%" fo:language="en" fo:country="US" fo:font-weight="normal" officeooo:rsid="001cd3fa" officeooo:paragraph-rsid="001cd3fa" fo:background-color="transparent" style:font-weight-asian="normal" style:font-weight-complex="normal"/>
    </style:style>
    <style:style style:name="P4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ff0000" loext:opacity="100%" fo:font-size="12pt" fo:language="en" fo:country="US" fo:font-weight="bold" officeooo:rsid="001cd3fa" officeooo:paragraph-rsid="001cd3fa" fo:background-color="transparent" style:font-size-asian="10.5pt" style:font-weight-asian="bold" style:font-size-complex="12pt" style:font-weight-complex="bold"/>
    </style:style>
    <style:style style:name="P4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ff0000" loext:opacity="100%" fo:font-size="12pt" fo:language="en" fo:country="US" fo:font-weight="bold" officeooo:rsid="001cd3fa" officeooo:paragraph-rsid="001cd3fa" style:font-size-asian="10.5pt" style:font-weight-asian="bold" style:font-size-complex="12pt" style:font-weight-complex="bold"/>
    </style:style>
    <style:style style:name="P47" style:family="paragraph" style:parent-style-name="Standard">
      <loext:graphic-properties draw:fill="none"/>
      <style:paragraph-properties fo:text-align="start" style:justify-single-word="false" fo:background-color="transparent"/>
      <style:text-properties fo:font-weight="normal" officeooo:paragraph-rsid="001a2040" style:font-weight-asian="normal" style:font-weight-complex="normal"/>
    </style:style>
    <style:style style:name="P48"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normal" officeooo:rsid="004826ab" officeooo:paragraph-rsid="004ae6d0" style:font-weight-asian="normal" style:font-weight-complex="normal"/>
    </style:style>
    <style:style style:name="P49"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normal" officeooo:rsid="004826ab" officeooo:paragraph-rsid="004c1eeb" style:font-weight-asian="normal" style:font-weight-complex="normal"/>
    </style:style>
    <style:style style:name="P50"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normal" officeooo:rsid="004826ab" officeooo:paragraph-rsid="004826ab" style:font-weight-asian="normal" style:font-weight-complex="normal"/>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4826ab" officeooo:paragraph-rsid="004826ab" style:font-weight-asian="normal" style:font-weight-complex="normal"/>
    </style:style>
    <style:style style:name="P52"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normal" officeooo:rsid="0054469f" officeooo:paragraph-rsid="0054469f" style:font-weight-asian="normal" style:font-weight-complex="normal"/>
    </style:style>
    <style:style style:name="P53" style:family="paragraph" style:parent-style-name="Standard" style:master-page-name="">
      <loext:graphic-properties draw:fill="none"/>
      <style:paragraph-properties fo:margin-left="1.401cm" fo:margin-right="0cm" fo:text-align="start" style:justify-single-word="false" fo:text-indent="0cm" style:auto-text-indent="false" style:page-number="auto" fo:background-color="transparent"/>
      <style:text-properties officeooo:paragraph-rsid="001cd3fa"/>
    </style:style>
    <style:style style:name="P5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officeooo:paragraph-rsid="001cd3fa"/>
    </style:style>
    <style:style style:name="P55"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officeooo:paragraph-rsid="00296e66"/>
    </style:style>
    <style:style style:name="P5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officeooo:paragraph-rsid="00296e66"/>
    </style:style>
    <style:style style:name="P57" style:family="paragraph" style:parent-style-name="Standard">
      <loext:graphic-properties draw:fill="none"/>
      <style:paragraph-properties fo:text-align="start" style:justify-single-word="false" fo:background-color="transparent"/>
      <style:text-properties officeooo:paragraph-rsid="002c532c"/>
    </style:style>
    <style:style style:name="P58" style:family="paragraph" style:parent-style-name="Standard" style:master-page-name="">
      <loext:graphic-properties draw:fill="none"/>
      <style:paragraph-properties fo:margin-left="1.401cm" fo:margin-right="0cm" fo:text-align="start" style:justify-single-word="false" fo:text-indent="0cm" style:auto-text-indent="false" style:page-number="auto" fo:background-color="transparent"/>
      <style:text-properties officeooo:paragraph-rsid="002c532c"/>
    </style:style>
    <style:style style:name="P59"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officeooo:paragraph-rsid="002c532c"/>
    </style:style>
    <style:style style:name="P6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officeooo:paragraph-rsid="002c532c"/>
    </style:style>
    <style:style style:name="P61" style:family="paragraph" style:parent-style-name="Text_20_body">
      <loext:graphic-properties draw:fill="none"/>
      <style:paragraph-properties fo:margin-left="1.3cm" fo:margin-right="0cm" fo:text-align="start" style:justify-single-word="false" fo:text-indent="0cm" style:auto-text-indent="false" fo:background-color="transparent"/>
    </style:style>
    <style:style style:name="P62" style:family="paragraph" style:parent-style-name="Standard">
      <loext:graphic-properties draw:fill="none"/>
      <style:paragraph-properties fo:text-align="start" style:justify-single-word="false" fo:background-color="transparent"/>
      <style:text-properties officeooo:paragraph-rsid="00444007"/>
    </style:style>
    <style:style style:name="P63"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officeooo:paragraph-rsid="004826ab"/>
    </style:style>
    <style:style style:name="P64" style:family="paragraph" style:parent-style-name="Text_20_body">
      <loext:graphic-properties draw:fill="none"/>
      <style:paragraph-properties fo:margin-left="0cm" fo:margin-right="0cm" fo:text-align="start" style:justify-single-word="false" fo:text-indent="1.3cm" style:auto-text-indent="false" fo:background-color="transparent" style:writing-mode="lr-tb"/>
    </style:style>
    <style:style style:name="P65"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officeooo:rsid="00296e66" officeooo:paragraph-rsid="00296e66"/>
    </style:style>
    <style:style style:name="P6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officeooo:rsid="00296e66" officeooo:paragraph-rsid="00296e66"/>
    </style:style>
    <style:style style:name="P67" style:family="paragraph" style:parent-style-name="Standard">
      <loext:graphic-properties draw:fill="none"/>
      <style:paragraph-properties fo:margin-left="1.3cm" fo:margin-right="0cm" fo:text-indent="0cm" style:auto-text-indent="false" fo:background-color="transparent"/>
    </style:style>
    <style:style style:name="P68" style:family="paragraph" style:parent-style-name="Standard" style:master-page-name="">
      <loext:graphic-properties draw:fill="none"/>
      <style:paragraph-properties fo:margin-left="1.3cm" fo:margin-right="0cm" fo:text-indent="0cm" style:auto-text-indent="false" style:page-number="auto" fo:background-color="transparent"/>
    </style:style>
    <style:style style:name="P69" style:family="paragraph" style:parent-style-name="Standard">
      <loext:graphic-properties draw:fill="none"/>
      <style:paragraph-properties fo:margin-left="1.3cm" fo:margin-right="0cm" fo:text-indent="0cm" style:auto-text-indent="false" fo:background-color="transparent"/>
      <style:text-properties officeooo:rsid="0035a98b" officeooo:paragraph-rsid="0035a98b"/>
    </style:style>
    <style:style style:name="P70" style:family="paragraph" style:parent-style-name="Standard">
      <loext:graphic-properties draw:fill="none"/>
      <style:paragraph-properties fo:margin-left="1.3cm" fo:margin-right="0cm" fo:text-indent="0cm" style:auto-text-indent="false" fo:background-color="transparent"/>
      <style:text-properties officeooo:rsid="0035a98b" officeooo:paragraph-rsid="00382250"/>
    </style:style>
    <style:style style:name="P71" style:family="paragraph" style:parent-style-name="Standard">
      <loext:graphic-properties draw:fill="none"/>
      <style:paragraph-properties fo:margin-left="1.3cm" fo:margin-right="0cm" fo:text-indent="0cm" style:auto-text-indent="false" fo:background-color="transparent"/>
      <style:text-properties officeooo:rsid="0035a98b" officeooo:paragraph-rsid="003db87e"/>
    </style:style>
    <style:style style:name="P72"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style>
    <style:style style:name="P73"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writing-mode="lr-tb"/>
    </style:style>
    <style:style style:name="P74"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style>
    <style:style style:name="P75" style:family="paragraph" style:parent-style-name="Text_20_body">
      <loext:graphic-properties draw:fill="none"/>
      <style:paragraph-properties fo:line-height="115%" fo:text-align="start" style:justify-single-word="false" fo:background-color="transparent"/>
      <style:text-properties officeooo:paragraph-rsid="003fc084"/>
    </style:style>
    <style:style style:name="P76" style:family="paragraph" style:parent-style-name="Standard" style:master-page-name="">
      <loext:graphic-properties draw:fill="none"/>
      <style:paragraph-properties fo:margin-left="1.401cm" fo:margin-right="0cm" fo:text-indent="0cm" style:auto-text-indent="false" style:page-number="auto" fo:background-color="transparent"/>
    </style:style>
    <style:style style:name="P77" style:family="paragraph" style:parent-style-name="Standard">
      <loext:graphic-properties draw:fill="none"/>
      <style:paragraph-properties fo:margin-left="1.401cm" fo:margin-right="0cm" fo:text-indent="0cm" style:auto-text-indent="false" fo:background-color="transparent"/>
    </style:style>
    <style:style style:name="P78" style:family="paragraph" style:parent-style-name="Standard">
      <loext:graphic-properties draw:fill="none"/>
      <style:paragraph-properties fo:margin-left="1.3cm" fo:margin-right="0cm" fo:text-indent="0cm" style:auto-text-indent="false" fo:background-color="transparent"/>
      <style:text-properties officeooo:rsid="00382250" officeooo:paragraph-rsid="00382250"/>
    </style:style>
    <style:style style:name="P79" style:family="paragraph" style:parent-style-name="Standard">
      <loext:graphic-properties draw:fill="none"/>
      <style:paragraph-properties fo:margin-left="1.3cm" fo:margin-right="0cm" fo:text-indent="0cm" style:auto-text-indent="false" fo:background-color="transparent"/>
      <style:text-properties officeooo:rsid="003ace95"/>
    </style:style>
    <style:style style:name="P80"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writing-mode="lr-tb"/>
      <style:text-properties officeooo:rsid="003ace95" officeooo:paragraph-rsid="003ace95"/>
    </style:style>
    <style:style style:name="P81" style:family="paragraph" style:parent-style-name="Text_20_body">
      <style:text-properties officeooo:paragraph-rsid="0043be23"/>
    </style:style>
    <style:style style:name="P82" style:family="paragraph" style:parent-style-name="Standard">
      <loext:graphic-properties draw:fill="none"/>
      <style:paragraph-properties fo:text-align="start" style:justify-single-word="false" fo:background-color="transparent"/>
      <style:text-properties fo:font-variant="normal" fo:text-transform="none" fo:font-style="normal" fo:font-weight="bold" officeooo:paragraph-rsid="002c532c" style:font-weight-asian="bold" style:font-weight-complex="bold"/>
    </style:style>
    <style:style style:name="P83" style:family="paragraph" style:parent-style-name="Standard" style:master-page-name="">
      <loext:graphic-properties draw:fill="none"/>
      <style:paragraph-properties fo:margin-left="0cm" fo:margin-right="0cm" fo:text-align="start" style:justify-single-word="false" fo:text-indent="1.3cm" style:auto-text-indent="false" style:page-number="auto" fo:background-color="transparent"/>
      <style:text-properties fo:font-variant="normal" fo:text-transform="none" fo:font-style="normal" fo:font-weight="bold" officeooo:paragraph-rsid="00461c76" style:font-weight-asian="bold" style:font-weight-complex="bold"/>
    </style:style>
    <style:style style:name="P84" style:family="paragraph" style:parent-style-name="Text_20_body">
      <loext:graphic-properties draw:fill="none"/>
      <style:paragraph-properties fo:margin-left="0cm" fo:margin-right="0cm" fo:text-align="start" style:justify-single-word="false" fo:text-indent="1.3cm" style:auto-text-indent="false" fo:background-color="transparent"/>
      <style:text-properties fo:font-variant="normal" fo:text-transform="none" fo:font-style="normal" fo:font-weight="bold" officeooo:paragraph-rsid="00461c76" style:font-weight-asian="bold" style:font-weight-complex="bold"/>
    </style:style>
    <style:style style:name="P85" style:family="paragraph" style:parent-style-name="Standard">
      <loext:graphic-properties draw:fill="none"/>
      <style:paragraph-properties fo:text-align="start" style:justify-single-word="false" fo:background-color="transparent"/>
      <style:text-properties fo:font-variant="normal" fo:text-transform="none" fo:font-style="normal" fo:font-weight="normal" officeooo:paragraph-rsid="002c532c" style:font-weight-asian="normal" style:font-weight-complex="normal"/>
    </style:style>
    <style:style style:name="P86"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font-variant="normal" fo:text-transform="none" fo:font-style="normal" fo:font-weight="normal" officeooo:paragraph-rsid="002c532c" style:font-weight-asian="normal" style:font-weight-complex="normal"/>
    </style:style>
    <style:style style:name="P87" style:family="paragraph" style:parent-style-name="Text_20_body">
      <loext:graphic-properties draw:fill="none"/>
      <style:paragraph-properties fo:margin-left="0cm" fo:margin-right="0cm" fo:text-align="start" style:justify-single-word="false" fo:text-indent="1.3cm" style:auto-text-indent="false" fo:background-color="transparent"/>
      <style:text-properties fo:font-variant="normal" fo:text-transform="none" fo:font-style="normal" fo:font-weight="normal" officeooo:paragraph-rsid="00461c76" style:font-weight-asian="normal" style:font-weight-complex="normal"/>
    </style:style>
    <style:style style:name="P88" style:family="paragraph" style:parent-style-name="Heading_20_2">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4826ab" style:font-weight-asian="bold" style:font-weight-complex="bold"/>
    </style:style>
    <style:style style:name="P89" style:family="paragraph" style:parent-style-name="Standard" style:list-style-name="L1">
      <style:paragraph-properties fo:text-align="start" style:justify-single-word="false"/>
      <style:text-properties fo:color="#000000" loext:opacity="100%" fo:font-size="12pt" fo:font-weight="bold" officeooo:rsid="0010d8c6" officeooo:paragraph-rsid="0010d8c6" style:font-size-asian="10.5pt" style:font-weight-asian="bold" style:font-size-complex="12pt" style:font-weight-complex="bold"/>
    </style:style>
    <style:style style:name="P90" style:family="paragraph" style:parent-style-name="Standard" style:list-style-name="L1">
      <loext:graphic-properties draw:fill="none"/>
      <style:paragraph-properties fo:text-align="start" style:justify-single-word="false" fo:background-color="transparent"/>
      <style:text-properties fo:color="#000000" loext:opacity="100%" fo:font-size="12pt" fo:language="en" fo:country="US" fo:font-weight="bold" officeooo:rsid="001cd3fa" officeooo:paragraph-rsid="002c532c" style:font-size-asian="10.5pt" style:font-weight-asian="bold" style:font-size-complex="12pt" style:font-weight-complex="bold"/>
    </style:style>
    <style:style style:name="P91" style:family="paragraph" style:parent-style-name="Standard" style:list-style-name="L1">
      <loext:graphic-properties draw:fill="none"/>
      <style:paragraph-properties fo:text-align="start" style:justify-single-word="false" fo:background-color="transparent"/>
      <style:text-properties fo:color="#000000" loext:opacity="100%" fo:font-size="12pt" fo:language="en" fo:country="US" fo:font-weight="bold" officeooo:rsid="001cd3fa" officeooo:paragraph-rsid="003f3604" style:font-size-asian="10.5pt" style:font-weight-asian="bold" style:font-size-complex="12pt" style:font-weight-complex="bold"/>
    </style:style>
    <style:style style:name="P92" style:family="paragraph" style:parent-style-name="Standard" style:list-style-name="L1">
      <loext:graphic-properties draw:fill="none"/>
      <style:paragraph-properties fo:text-align="start" style:justify-single-word="false" fo:background-color="transparent"/>
      <style:text-properties fo:color="#000000" loext:opacity="100%" fo:font-size="12pt" fo:language="en" fo:country="US" fo:font-weight="bold" officeooo:rsid="001cd3fa" officeooo:paragraph-rsid="006e1083" style:font-size-asian="10.5pt" style:font-weight-asian="bold" style:font-size-complex="12pt" style:font-weight-complex="bold"/>
    </style:style>
    <style:style style:name="P93" style:family="paragraph" style:parent-style-name="Standard">
      <loext:graphic-properties draw:fill="none"/>
      <style:paragraph-properties fo:text-align="start" style:justify-single-word="false" fo:background-color="transparent"/>
      <style:text-properties fo:color="#000000" loext:opacity="100%" fo:font-size="12pt" fo:language="en" fo:country="US" fo:font-weight="bold" officeooo:rsid="001cd3fa" officeooo:paragraph-rsid="006e1083" style:font-size-asian="10.5pt" style:font-weight-asian="bold" style:font-size-complex="12pt" style:font-weight-complex="bold"/>
    </style:style>
    <style:style style:name="P94" style:family="paragraph" style:parent-style-name="Standard">
      <loext:graphic-properties draw:fill="none"/>
      <style:paragraph-properties fo:text-align="start" style:justify-single-word="false" fo:background-color="transparent"/>
      <style:text-properties fo:color="#000000" loext:opacity="100%" fo:font-size="12pt" fo:language="en" fo:country="US" fo:font-weight="normal" officeooo:rsid="001cd3fa" officeooo:paragraph-rsid="006e1083" style:font-size-asian="10.5pt" style:font-weight-asian="normal" style:font-size-complex="12pt" style:font-weight-complex="normal"/>
    </style:style>
    <style:style style:name="P95" style:family="paragraph" style:parent-style-name="Standard" style:list-style-name="L1">
      <loext:graphic-properties draw:fill="none"/>
      <style:paragraph-properties fo:text-align="start" style:justify-single-word="false" fo:background-color="transparent"/>
      <style:text-properties officeooo:rsid="001cd3fa" officeooo:paragraph-rsid="001cd3fa"/>
    </style:style>
    <style:style style:name="P96" style:family="paragraph" style:parent-style-name="Standard" style:list-style-name="L1">
      <loext:graphic-properties draw:fill="none"/>
      <style:paragraph-properties fo:text-align="start" style:justify-single-word="false" fo:background-color="transparent"/>
      <style:text-properties officeooo:paragraph-rsid="0020d002"/>
    </style:style>
    <style:style style:name="P9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officeooo:paragraph-rsid="00296e66"/>
    </style:style>
    <style:style style:name="P98" style:family="paragraph" style:parent-style-name="Standard" style:list-style-name="L2">
      <loext:graphic-properties draw:fill="none"/>
      <style:paragraph-properties fo:text-align="start" style:justify-single-word="false" fo:background-color="transparent"/>
      <style:text-properties officeooo:paragraph-rsid="00444007"/>
    </style:style>
    <style:style style:name="P99"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officeooo:paragraph-rsid="004826ab"/>
    </style:style>
    <style:style style:name="P100" style:family="paragraph" style:parent-style-name="Standard" style:list-style-name="L1">
      <loext:graphic-properties draw:fill="none"/>
      <style:paragraph-properties fo:text-align="start" style:justify-single-word="false" fo:background-color="transparent"/>
      <style:text-properties fo:font-variant="normal" fo:text-transform="none" fo:font-style="normal" fo:font-weight="bold" officeooo:paragraph-rsid="002c532c" style:font-weight-asian="bold" style:font-weight-complex="bold"/>
    </style:style>
    <style:style style:name="P101" style:family="paragraph" style:parent-style-name="Standard" style:list-style-name="L1">
      <loext:graphic-properties draw:fill="none"/>
      <style:paragraph-properties fo:text-align="start" style:justify-single-word="false" fo:background-color="transparent"/>
      <style:text-properties fo:font-weight="bold" officeooo:paragraph-rsid="00476e28" style:font-weight-asian="bold" style:font-weight-complex="bold"/>
    </style:style>
    <style:style style:name="P102" style:family="paragraph" style:parent-style-name="Standard" style:list-style-name="L1" style:master-page-name="">
      <loext:graphic-properties draw:fill="none"/>
      <style:paragraph-properties fo:margin-left="0.7cm" fo:margin-right="0cm" fo:text-align="start" style:justify-single-word="false" fo:text-indent="0cm" style:auto-text-indent="false" style:page-number="auto" fo:background-color="transparent"/>
      <style:text-properties fo:font-weight="bold" officeooo:paragraph-rsid="00476e28" style:font-weight-asian="bold" style:font-weight-complex="bold"/>
    </style:style>
    <style:style style:name="P103" style:family="paragraph" style:parent-style-name="Standard">
      <loext:graphic-properties draw:fill="none"/>
      <style:paragraph-properties fo:text-align="start" style:justify-single-word="false" fo:background-color="transparent"/>
      <style:text-properties fo:font-weight="bold" officeooo:paragraph-rsid="00476e28" style:font-weight-asian="bold" style:font-weight-complex="bold"/>
    </style:style>
    <style:style style:name="P104" style:family="paragraph" style:parent-style-name="Standard" style:master-page-name="">
      <loext:graphic-properties draw:fill="none"/>
      <style:paragraph-properties fo:margin-left="1.401cm" fo:margin-right="0cm" fo:text-align="start" style:justify-single-word="false" fo:text-indent="0cm" style:auto-text-indent="false" style:page-number="auto" fo:background-color="transparent"/>
      <style:text-properties fo:font-weight="bold" officeooo:paragraph-rsid="00476e28" style:font-weight-asian="bold" style:font-weight-complex="bold"/>
    </style:style>
    <style:style style:name="P105" style:family="paragraph" style:parent-style-name="Standard" style:list-style-name="L1">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4826ab" style:font-weight-asian="bold" style:font-weight-complex="bold"/>
    </style:style>
    <style:style style:name="P106" style:family="paragraph" style:parent-style-name="Standard" style:list-style-name="L1">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4ae6d0" style:font-weight-asian="bold" style:font-weight-complex="bold"/>
    </style:style>
    <style:style style:name="P107" style:family="paragraph" style:parent-style-name="Standard" style:list-style-name="L1">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5a703c" style:font-weight-asian="bold" style:font-weight-complex="bold"/>
    </style:style>
    <style:style style:name="P108"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4826ab" style:font-weight-asian="bold" style:font-weight-complex="bold"/>
    </style:style>
    <style:style style:name="P109"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5a703c" style:font-weight-asian="bold" style:font-weight-complex="bold"/>
    </style:style>
    <style:style style:name="P110"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ac773" officeooo:paragraph-rsid="004ac773" style:font-weight-asian="bold" style:font-weight-complex="bold"/>
    </style:style>
    <style:style style:name="P111"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4d96b9" officeooo:paragraph-rsid="004d96b9" style:font-weight-asian="bold" style:font-weight-complex="bold"/>
    </style:style>
    <style:style style:name="P112"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bold" officeooo:rsid="0054469f" officeooo:paragraph-rsid="0054469f" style:font-weight-asian="bold" style:font-weight-complex="bold"/>
    </style:style>
    <style:style style:name="P113"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normal" officeooo:rsid="004826ab" officeooo:paragraph-rsid="004c1eeb" style:font-weight-asian="normal" style:font-weight-complex="normal"/>
    </style:style>
    <style:style style:name="P114"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normal" officeooo:rsid="004826ab" officeooo:paragraph-rsid="004826ab" style:font-weight-asian="normal" style:font-weight-complex="normal"/>
    </style:style>
    <style:style style:name="P115"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weight="normal" officeooo:rsid="0054469f" officeooo:paragraph-rsid="0054469f" style:font-weight-asian="normal" style:font-weight-complex="normal"/>
    </style:style>
    <style:style style:name="P116"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language="en" fo:country="US" fo:font-weight="normal" officeooo:rsid="004826ab" officeooo:paragraph-rsid="004826ab" style:font-weight-asian="normal" style:font-weight-complex="normal"/>
    </style:style>
    <style:style style:name="P117" style:family="paragraph" style:parent-style-name="Text_20_body" style:list-style-name="Numbering_20_123">
      <loext:graphic-properties draw:fill="none"/>
      <style:paragraph-properties fo:margin-top="0cm" fo:margin-bottom="0cm" style:contextual-spacing="false" fo:line-height="115%" fo:text-align="start" style:justify-single-word="false" fo:background-color="transparent"/>
    </style:style>
    <style:style style:name="P118" style:family="paragraph" style:parent-style-name="Text_20_body" style:list-style-name="Numbering_20_123">
      <loext:graphic-properties draw:fill="none"/>
      <style:paragraph-properties fo:margin-top="0cm" fo:margin-bottom="0cm" style:contextual-spacing="false" fo:line-height="115%" fo:text-align="start" style:justify-single-word="false" fo:background-color="transparent"/>
      <style:text-properties officeooo:paragraph-rsid="003fc084"/>
    </style:style>
    <style:style style:name="P119" style:family="paragraph" style:parent-style-name="Text_20_body" style:list-style-name="Numbering_20_123">
      <loext:graphic-properties draw:fill="none"/>
      <style:paragraph-properties fo:line-height="115%" fo:text-align="start" style:justify-single-word="false" fo:background-color="transparent"/>
      <style:text-properties officeooo:paragraph-rsid="003fc084"/>
    </style:style>
    <style:style style:name="P120" style:family="paragraph" style:parent-style-name="Text_20_body" style:list-style-name="Numbering_20_123">
      <loext:graphic-properties draw:fill="none"/>
      <style:paragraph-properties fo:line-height="115%" fo:text-align="start" style:justify-single-word="false" fo:background-color="transparent"/>
    </style:style>
    <style:style style:name="P121" style:family="paragraph" style:parent-style-name="Text_20_body" style:list-style-name="L3"/>
    <style:style style:name="P122" style:family="paragraph" style:parent-style-name="Text_20_body" style:list-style-name="L3">
      <style:paragraph-properties fo:margin-top="0cm" fo:margin-bottom="0cm" style:contextual-spacing="false"/>
    </style:style>
    <style:style style:name="P123" style:family="paragraph" style:parent-style-name="Text_20_body" style:list-style-name="L4"/>
    <style:style style:name="P124" style:family="paragraph" style:parent-style-name="Text_20_body" style:list-style-name="L5">
      <loext:graphic-properties draw:fill="none"/>
      <style:paragraph-properties fo:margin-left="0cm" fo:margin-right="0cm" fo:margin-top="0cm" fo:margin-bottom="0cm" style:contextual-spacing="false" fo:text-align="start" style:justify-single-word="false" fo:text-indent="1.3cm" style:auto-text-indent="false" fo:background-color="transparent"/>
    </style:style>
    <style:style style:name="P125" style:family="paragraph" style:parent-style-name="Text_20_body" style:list-style-name="L5">
      <loext:graphic-properties draw:fill="none"/>
      <style:paragraph-properties fo:margin-left="0cm" fo:margin-right="0cm" fo:text-align="start" style:justify-single-word="false" fo:text-indent="1.3cm" style:auto-text-indent="false" fo:background-color="transparent"/>
    </style:style>
    <style:style style:name="P126" style:family="paragraph" style:parent-style-name="Text_20_body">
      <loext:graphic-properties draw:fill="none"/>
      <style:paragraph-properties fo:margin-left="0.7cm" fo:margin-right="0cm" fo:text-align="start" style:justify-single-word="false" fo:text-indent="0cm" style:auto-text-indent="false" fo:background-color="transparent"/>
      <style:text-properties officeooo:paragraph-rsid="004826ab"/>
    </style:style>
    <style:style style:name="P127" style:family="paragraph" style:parent-style-name="Text_20_body">
      <loext:graphic-properties draw:fill="none"/>
      <style:paragraph-properties fo:margin-left="0.7cm" fo:margin-right="0cm" fo:text-align="start" style:justify-single-word="false" fo:text-indent="0cm" style:auto-text-indent="false" fo:background-color="transparent"/>
      <style:text-properties officeooo:paragraph-rsid="00623b08"/>
    </style:style>
    <style:style style:name="P128" style:family="paragraph" style:parent-style-name="Text_20_body">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4826ab" style:font-weight-asian="bold" style:font-weight-complex="bold"/>
    </style:style>
    <style:style style:name="P129" style:family="paragraph" style:parent-style-name="Text_20_body">
      <loext:graphic-properties draw:fill="none"/>
      <style:paragraph-properties fo:margin-left="0.7cm" fo:margin-right="0cm" fo:text-align="start" style:justify-single-word="false" fo:text-indent="0cm" style:auto-text-indent="false" fo:background-color="transparent"/>
      <style:text-properties fo:font-weight="bold" officeooo:rsid="004826ab" officeooo:paragraph-rsid="005a703c" style:font-weight-asian="bold" style:font-weight-complex="bold"/>
    </style:style>
    <style:style style:name="P130" style:family="paragraph" style:parent-style-name="Text_20_body">
      <loext:graphic-properties draw:fill="none"/>
      <style:paragraph-properties fo:margin-left="0.7cm" fo:margin-right="0cm" fo:text-align="start" style:justify-single-word="false" fo:text-indent="0cm" style:auto-text-indent="false" fo:background-color="transparent"/>
      <style:text-properties fo:font-weight="bold" officeooo:rsid="004ffb1b" officeooo:paragraph-rsid="004ffb1b" style:font-weight-asian="bold" style:font-weight-complex="bold"/>
    </style:style>
    <style:style style:name="P131" style:family="paragraph" style:parent-style-name="Text_20_body" style:list-style-name="L6"/>
    <style:style style:name="P132" style:family="paragraph" style:parent-style-name="Text_20_body" style:list-style-name="L6">
      <style:paragraph-properties fo:margin-top="0cm" fo:margin-bottom="0cm" style:contextual-spacing="false"/>
    </style:style>
    <style:style style:name="P133" style:family="paragraph" style:parent-style-name="Text_20_body" style:list-style-name="L7"/>
    <style:style style:name="P134" style:family="paragraph" style:parent-style-name="Text_20_body" style:list-style-name="L7">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style:text-properties fo:font-weight="normal" officeooo:rsid="0012323e" style:font-weight-asian="normal" style:font-weight-complex="normal"/>
    </style:style>
    <style:style style:name="T3" style:family="text">
      <style:text-properties fo:font-weight="normal" officeooo:rsid="00296e66" style:font-weight-asian="normal" style:font-weight-complex="normal"/>
    </style:style>
    <style:style style:name="T4" style:family="text">
      <style:text-properties fo:font-weight="normal" officeooo:rsid="003fc084" style:font-weight-asian="normal" style:font-weight-complex="normal"/>
    </style:style>
    <style:style style:name="T5" style:family="text">
      <style:text-properties fo:font-weight="normal" officeooo:rsid="0040b7ee" style:font-weight-asian="normal" style:font-weight-complex="normal"/>
    </style:style>
    <style:style style:name="T6" style:family="text">
      <style:text-properties fo:font-weight="normal" officeooo:rsid="004826ab" style:font-weight-asian="normal" style:font-weight-complex="normal"/>
    </style:style>
    <style:style style:name="T7" style:family="text">
      <style:text-properties fo:font-weight="normal" officeooo:rsid="004d96b9" style:font-weight-asian="normal" style:font-weight-complex="normal"/>
    </style:style>
    <style:style style:name="T8" style:family="text">
      <style:text-properties fo:font-weight="normal" officeooo:rsid="004e05d2" style:font-weight-asian="normal" style:font-weight-complex="normal"/>
    </style:style>
    <style:style style:name="T9" style:family="text">
      <style:text-properties fo:font-weight="normal" officeooo:rsid="004ffb1b"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130eab" style:font-weight-asian="bold" style:font-weight-complex="bold"/>
    </style:style>
    <style:style style:name="T13" style:family="text">
      <style:text-properties fo:font-weight="bold" officeooo:rsid="00296e66" style:font-weight-asian="bold" style:font-weight-complex="bold"/>
    </style:style>
    <style:style style:name="T14" style:family="text">
      <style:text-properties fo:font-weight="bold" officeooo:rsid="004c1eeb" style:font-weight-asian="bold" style:font-weight-complex="bold"/>
    </style:style>
    <style:style style:name="T15" style:family="text">
      <style:text-properties fo:font-weight="bold" officeooo:rsid="004826ab" style:font-weight-asian="bold" style:font-weight-complex="bold"/>
    </style:style>
    <style:style style:name="T16" style:family="text">
      <style:text-properties officeooo:rsid="00130eab"/>
    </style:style>
    <style:style style:name="T17" style:family="text">
      <style:text-properties fo:color="#00a933" loext:opacity="100%"/>
    </style:style>
    <style:style style:name="T18" style:family="text">
      <style:text-properties fo:color="#00a933" loext:opacity="100%" fo:font-weight="bold" style:font-weight-asian="bold" style:font-weight-complex="bold"/>
    </style:style>
    <style:style style:name="T19" style:family="text">
      <style:text-properties fo:color="#000000" loext:opacity="100%" fo:font-size="12pt" fo:language="en" fo:country="US" fo:font-weight="bold" style:font-size-asian="10.5pt" style:font-weight-asian="bold" style:font-size-complex="12pt" style:font-weight-complex="bold"/>
    </style:style>
    <style:style style:name="T20" style:family="text">
      <style:text-properties fo:color="#000000" loext:opacity="100%" fo:font-size="12pt" fo:language="en" fo:country="US" fo:font-weight="bold" officeooo:rsid="0013c6c9" style:font-size-asian="10.5pt" style:font-weight-asian="bold" style:font-size-complex="12pt" style:font-weight-complex="bold"/>
    </style:style>
    <style:style style:name="T21" style:family="text">
      <style:text-properties fo:color="#000000" loext:opacity="100%" fo:font-size="12pt" fo:language="en" fo:country="US" fo:font-weight="bold" officeooo:rsid="001a2040" style:font-size-asian="10.5pt" style:font-weight-asian="bold" style:font-size-complex="12pt" style:font-weight-complex="bold"/>
    </style:style>
    <style:style style:name="T22" style:family="text">
      <style:text-properties fo:color="#000000" loext:opacity="100%" fo:font-size="12pt" fo:language="en" fo:country="US" fo:font-weight="bold" officeooo:rsid="00296e66" style:font-size-asian="10.5pt" style:font-weight-asian="bold" style:font-size-complex="12pt" style:font-weight-complex="bold"/>
    </style:style>
    <style:style style:name="T23" style:family="text">
      <style:text-properties fo:color="#000000" loext:opacity="100%" fo:font-size="12pt" fo:language="en" fo:country="US" fo:font-weight="bold" officeooo:rsid="001cd3fa" style:font-size-asian="10.5pt" style:font-weight-asian="bold" style:font-size-complex="12pt" style:font-weight-complex="bold"/>
    </style:style>
    <style:style style:name="T24" style:family="text">
      <style:text-properties fo:color="#000000" loext:opacity="100%" fo:font-size="12pt" fo:language="en" fo:country="US" fo:font-weight="normal" officeooo:rsid="00296e66" style:font-size-asian="10.5pt" style:font-weight-asian="normal" style:font-size-complex="12pt" style:font-weight-complex="normal"/>
    </style:style>
    <style:style style:name="T25" style:family="text">
      <style:text-properties fo:color="#000000" loext:opacity="100%" fo:font-size="12pt" fo:language="en" fo:country="US" fo:font-weight="normal" officeooo:rsid="002ca41f" style:font-size-asian="10.5pt" style:font-weight-asian="normal" style:font-size-complex="12pt" style:font-weight-complex="normal"/>
    </style:style>
    <style:style style:name="T26" style:family="text">
      <style:text-properties fo:color="#000000" loext:opacity="100%" fo:font-size="12pt" fo:language="en" fo:country="US" fo:font-weight="normal" officeooo:rsid="0036b559" style:font-size-asian="10.5pt" style:font-weight-asian="normal" style:font-size-complex="12pt" style:font-weight-complex="normal"/>
    </style:style>
    <style:style style:name="T27" style:family="text">
      <style:text-properties fo:color="#000000" loext:opacity="100%" fo:font-size="12pt" fo:font-weight="bold" style:font-size-asian="10.5pt" style:font-weight-asian="bold" style:font-size-complex="12pt" style:font-weight-complex="bold"/>
    </style:style>
    <style:style style:name="T28" style:family="text">
      <style:text-properties fo:color="#000000" loext:opacity="100%" fo:font-size="12pt" style:font-size-asian="10.5pt" style:font-size-complex="12pt"/>
    </style:style>
    <style:style style:name="T29" style:family="text">
      <style:text-properties fo:font-size="12pt" fo:font-weight="bold" style:font-size-asian="10.5pt" style:font-weight-asian="bold" style:font-size-complex="12pt" style:font-weight-complex="bold"/>
    </style:style>
    <style:style style:name="T30" style:family="text">
      <style:text-properties fo:font-size="12pt" fo:font-weight="bold" officeooo:rsid="001de769" style:font-size-asian="10.5pt" style:font-weight-asian="bold" style:font-size-complex="12pt" style:font-weight-complex="bold"/>
    </style:style>
    <style:style style:name="T31" style:family="text">
      <style:text-properties fo:font-size="12pt" fo:font-weight="bold" officeooo:rsid="001f0c05" style:font-size-asian="10.5pt" style:font-weight-asian="bold" style:font-size-complex="12pt" style:font-weight-complex="bold"/>
    </style:style>
    <style:style style:name="T32" style:family="text">
      <style:text-properties fo:font-size="12pt" fo:font-weight="bold" style:font-size-asian="12pt" style:font-size-complex="12pt"/>
    </style:style>
    <style:style style:name="T33" style:family="text">
      <style:text-properties officeooo:rsid="0025e643"/>
    </style:style>
    <style:style style:name="T34" style:family="text">
      <style:text-properties officeooo:rsid="0027ab56"/>
    </style:style>
    <style:style style:name="T35" style:family="text">
      <style:text-properties officeooo:rsid="00296e66"/>
    </style:style>
    <style:style style:name="T36" style:family="text">
      <style:text-properties officeooo:rsid="002aeb7c"/>
    </style:style>
    <style:style style:name="T37" style:family="text">
      <style:text-properties officeooo:rsid="002e5e7f"/>
    </style:style>
    <style:style style:name="T38" style:family="text">
      <style:text-properties officeooo:rsid="003165ae"/>
    </style:style>
    <style:style style:name="T39" style:family="text">
      <style:text-properties officeooo:rsid="0036b559"/>
    </style:style>
    <style:style style:name="T40" style:family="text">
      <style:text-properties officeooo:rsid="003ace95"/>
    </style:style>
    <style:style style:name="T41" style:family="text">
      <style:text-properties fo:font-variant="normal" fo:text-transform="none"/>
    </style:style>
    <style:style style:name="T42" style:family="text">
      <style:text-properties fo:font-variant="normal" fo:text-transform="none" fo:font-style="normal"/>
    </style:style>
    <style:style style:name="T43" style:family="text">
      <style:text-properties fo:font-variant="normal" fo:text-transform="none" fo:font-style="normal" fo:font-weight="normal"/>
    </style:style>
    <style:style style:name="T44" style:family="text">
      <style:text-properties loext:padding="0cm" loext:border="none"/>
    </style:style>
    <style:style style:name="T45" style:family="text">
      <style:text-properties officeooo:rsid="00476e28"/>
    </style:style>
    <style:style style:name="T46" style:family="text">
      <style:text-properties fo:language="en" fo:country="US"/>
    </style:style>
    <style:style style:name="T47" style:family="text">
      <style:text-properties fo:language="en" fo:country="US" fo:font-weight="normal" officeooo:rsid="00476e28" style:font-weight-asian="normal" style:font-weight-complex="normal"/>
    </style:style>
    <style:style style:name="T48" style:family="text">
      <style:text-properties fo:language="en" fo:country="US" officeooo:rsid="00476e28"/>
    </style:style>
    <style:style style:name="T49" style:family="text">
      <style:text-properties fo:language="en" fo:country="US" officeooo:rsid="004826ab"/>
    </style:style>
    <style:style style:name="T50" style:family="text">
      <style:text-properties fo:language="en" fo:country="US" style:text-underline-style="solid" style:text-underline-width="auto" style:text-underline-color="font-color" fo:font-weight="bold" officeooo:rsid="00476e28" style:font-weight-asian="bold" style:font-weight-complex="bold"/>
    </style:style>
    <style:style style:name="T51" style:family="text">
      <style:text-properties fo:language="en" fo:country="US" style:text-underline-style="solid" style:text-underline-width="auto" style:text-underline-color="font-color" fo:font-weight="bold" officeooo:rsid="004826ab" style:font-weight-asian="bold" style:font-weight-complex="bold"/>
    </style:style>
    <style:style style:name="T52" style:family="text">
      <style:text-properties fo:language="en" fo:country="US" officeooo:rsid="004ac773"/>
    </style:style>
    <style:style style:name="T53" style:family="text">
      <style:text-properties style:text-underline-style="solid" style:text-underline-width="auto" style:text-underline-color="font-color" fo:font-weight="bold" officeooo:rsid="004826ab" style:font-weight-asian="bold" style:font-weight-complex="bold"/>
    </style:style>
    <style:style style:name="T54" style:family="text">
      <style:text-properties officeooo:rsid="004ae6d0"/>
    </style:style>
    <style:style style:name="T55" style:family="text">
      <style:text-properties officeooo:rsid="004c8f60"/>
    </style:style>
    <style:style style:name="T56" style:family="text">
      <style:text-properties officeooo:rsid="004d96b9"/>
    </style:style>
    <style:style style:name="T57" style:family="text">
      <style:text-properties officeooo:rsid="004ffb1b"/>
    </style:style>
    <style:style style:name="T58" style:family="text">
      <style:text-properties officeooo:rsid="0050bf84"/>
    </style:style>
    <style:style style:name="T59" style:family="text">
      <style:text-properties officeooo:rsid="0050ecbf"/>
    </style:style>
    <style:style style:name="T60" style:family="text">
      <style:text-properties officeooo:rsid="00515d12"/>
    </style:style>
    <style:style style:name="T61" style:family="text">
      <style:text-properties officeooo:rsid="005431f0"/>
    </style:style>
    <style:style style:name="T62" style:family="text">
      <style:text-properties officeooo:rsid="0054469f"/>
    </style:style>
    <style:style style:name="T63" style:family="text">
      <style:text-properties officeooo:rsid="00588ccb"/>
    </style:style>
    <style:style style:name="T64" style:family="text">
      <style:text-properties officeooo:rsid="0060a872"/>
    </style:style>
    <style:style style:name="T65" style:family="text">
      <style:text-properties officeooo:rsid="00623b08"/>
    </style:style>
    <style:style style:name="T66" style:family="text">
      <style:text-properties officeooo:rsid="004826ab"/>
    </style:style>
    <style:style style:name="T67" style:family="text">
      <style:text-properties officeooo:rsid="0062739a"/>
    </style:style>
    <style:style style:name="T68" style:family="text">
      <style:text-properties officeooo:rsid="00686ec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Questions <text:span text:style-name="T33">J</text:span><text:span text:style-name="T34">avaScript</text:span></text:p>
      <text:p text:style-name="P1"/>
      <text:list xml:id="list58818611" text:style-name="L1">
        <text:list-item>
          <text:p text:style-name="P89">What is the Difference between var let and Const ?</text:p>
        </text:list-item>
      </text:list>
      <text:p text:style-name="P5"/>
      <text:p text:style-name="P6">Var : <text:span text:style-name="T1">Var Keyword was used in olded version of javascript from 1995 to 2015 and this is a global scope keyword in javascript. After 2015 we are used only let and const keywords. </text:span></text:p>
      <text:p text:style-name="P6"/>
      <text:p text:style-name="P6">Let : <text:s/><text:span text:style-name="T1">In ES6 we Are using a Let keyword to declared a variable in javascript let keyword is a blocked scope keyword. We can Reassigned a value in Let keyword but we don’t Redeclared a Let Keyword in javascript. </text:span></text:p>
      <text:p text:style-name="P6"/>
      <text:p text:style-name="P6">Const : <text:span text:style-name="T1">Const Keyword are also coming in ES6 Version of javascript langugue. We are using a Const keyword in the case of creating a object array or function in javascript. Mostly <text:s/>we are using a const keyword </text:span><text:span text:style-name="T2">if</text:span><text:span text:style-name="T1"> we never want to change the value of variable. </text:span><text:span text:style-name="T2">And const keyword are not</text:span><text:span text:style-name="T1"> redeclard or never reassigne. Also Const keyword are a blocked <text:s/>scope keyword in javascript. </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Keywords Name</text:p>
          </table:table-cell>
          <table:table-cell table:style-name="Table1.A1" office:value-type="string">
            <text:p text:style-name="P16">Redeclared</text:p>
          </table:table-cell>
          <table:table-cell table:style-name="Table1.A1" office:value-type="string">
            <text:p text:style-name="P16">Reassigned</text:p>
          </table:table-cell>
          <table:table-cell table:style-name="Table1.D1" office:value-type="string">
            <text:p text:style-name="P16">Scope</text:p>
          </table:table-cell>
        </table:table-row>
        <table:table-row>
          <table:table-cell table:style-name="Table1.A2" office:value-type="string">
            <text:p text:style-name="P15">Var </text:p>
          </table:table-cell>
          <table:table-cell table:style-name="Table1.A2" office:value-type="string">
            <text:p text:style-name="P15">Yes</text:p>
          </table:table-cell>
          <table:table-cell table:style-name="Table1.A2" office:value-type="string">
            <text:p text:style-name="P15">Yes</text:p>
          </table:table-cell>
          <table:table-cell table:style-name="Table1.D2" office:value-type="string">
            <text:p text:style-name="P15">Global Scope</text:p>
          </table:table-cell>
        </table:table-row>
        <table:table-row>
          <table:table-cell table:style-name="Table1.A2" office:value-type="string">
            <text:p text:style-name="P15">Let</text:p>
          </table:table-cell>
          <table:table-cell table:style-name="Table1.A2" office:value-type="string">
            <text:p text:style-name="P15">No</text:p>
          </table:table-cell>
          <table:table-cell table:style-name="Table1.A2" office:value-type="string">
            <text:p text:style-name="P15">Yes</text:p>
          </table:table-cell>
          <table:table-cell table:style-name="Table1.D2" office:value-type="string">
            <text:p text:style-name="P15">Blocked Scope</text:p>
          </table:table-cell>
        </table:table-row>
        <table:table-row>
          <table:table-cell table:style-name="Table1.A2" office:value-type="string">
            <text:p text:style-name="P15">Const</text:p>
          </table:table-cell>
          <table:table-cell table:style-name="Table1.A2" office:value-type="string">
            <text:p text:style-name="P15">No</text:p>
          </table:table-cell>
          <table:table-cell table:style-name="Table1.A2" office:value-type="string">
            <text:p text:style-name="P15">No</text:p>
          </table:table-cell>
          <table:table-cell table:style-name="Table1.D2" office:value-type="string">
            <text:p text:style-name="P15">Blocked Scope</text:p>
          </table:table-cell>
        </table:table-row>
      </table:table>
      <text:p text:style-name="P6"/>
      <text:p text:style-name="P4"/>
      <text:list xml:id="list162944254124843" text:continue-numbering="true" text:style-name="L1">
        <text:list-item>
          <text:p text:style-name="P89">What are the closure in javascript. explain with the help of example.</text:p>
        </text:list-item>
      </text:list>
      <text:p text:style-name="P4"/>
      <text:p text:style-name="P7"><text:span text:style-name="T16">C</text:span>losure is <text:span text:style-name="T16">used </text:span>when a function is defined inside another function, allowing the inner function <text:span text:style-name="T12">(child Function)</text:span> to access the outer function's <text:span text:style-name="T12">(parent Function)</text:span><text:span text:style-name="T16"> </text:span><text:s/>variables and parameters.</text:p>
      <text:p text:style-name="P8"/>
      <text:p text:style-name="P11">Example of Closures:</text:p>
      <text:p text:style-name="P17"/>
      <text:p text:style-name="P41">function Parent() {</text:p>
      <text:p text:style-name="P42"/>
      <text:p text:style-name="P42"><text:s text:c="4"/>let p = "I'm parent!";</text:p>
      <text:p text:style-name="P42"><text:s text:c="2"/></text:p>
      <text:p text:style-name="P42"><text:s text:c="4"/>function Child() {</text:p>
      <text:p text:style-name="P42"/>
      <text:p text:style-name="P42"><text:s text:c="6"/>document.getElementById("demo").innerHTML = p; </text:p>
      <text:p text:style-name="P42"><text:s text:c="4"/>}</text:p>
      <text:p text:style-name="P42"/>
      <text:p text:style-name="P42"><text:s text:c="4"/>return Child;</text:p>
      <text:p text:style-name="P42"/>
      <text:p text:style-name="P42"><text:s text:c="2"/>}</text:p>
      <text:p text:style-name="P42"><text:s text:c="2"/>let closure = Parent();</text:p>
      <text:p text:style-name="P42"><text:s text:c="2"/>closure(); </text:p>
      <text:p text:style-name="P27"/>
      <text:p text:style-name="P26">Output:<text:span text:style-name="T17"> I'm parent!</text:span></text:p>
      <text:p text:style-name="P40"/>
      <text:p text:style-name="P47"><text:soft-page-break/></text:p>
      <text:list xml:id="list162944310299348" text:continue-numbering="true" text:style-name="L1">
        <text:list-item>
          <text:p text:style-name="P95"><text:span text:style-name="T20">W</text:span><text:span text:style-name="T19">hat is the different between == or === in JavaScript?</text:span></text:p>
        </text:list-item>
      </text:list>
      <text:p text:style-name="P19"/>
      <text:p text:style-name="P18"><text:span text:style-name="T27">Operator == : </text:span><text:span text:style-name="T28">== are use to checked the value of variable. If the value are same they Return a true otherwise Return a False. </text:span></text:p>
      <text:p text:style-name="P18"/>
      <text:p text:style-name="P18"><text:span text:style-name="T27">Operator === : </text:span><text:span text:style-name="T28">=== are use to checked the value also a type in variables. They Checked both first they checked the value are same they checked a type of variable are same or not. Now they checked one is number and second is the string value they give a false in return statement. Because value are same but type are difference if both same they return a true.</text:span></text:p>
      <text:p text:style-name="P18"/>
      <text:p text:style-name="P12">Example : <text:s/></text:p>
      <text:p text:style-name="P18"/>
      <text:p text:style-name="P45">let x =10</text:p>
      <text:p text:style-name="P45">document.getElementById("demo").innerHTML = (a==="10");</text:p>
      <text:p text:style-name="P44"/>
      <text:p text:style-name="P3">Output : False</text:p>
      <text:p text:style-name="P18"/>
      <text:p text:style-name="P46">let x = 5;</text:p>
      <text:p text:style-name="P43"><text:span text:style-name="T29">document.getElementById("demo").innerHTML = (a=="</text:span><text:span text:style-name="T31">5</text:span><text:span text:style-name="T29">");</text:span></text:p>
      <text:p text:style-name="P43"/>
      <text:p text:style-name="P2"><text:span text:style-name="T29">Output : </text:span><text:span text:style-name="T30">True</text:span></text:p>
      <text:p text:style-name="P54"/>
      <text:p text:style-name="P53"/>
      <text:list xml:id="list162943910383701" text:continue-numbering="true" text:style-name="L1">
        <text:list-item>
          <text:p text:style-name="P96"><text:span text:style-name="T20">Exp</text:span><text:span text:style-name="T21">lain </text:span><text:span text:style-name="T20">the asynchronous JavaScript and also explain how they different from synchronous JavaScript?</text:span></text:p>
        </text:list-item>
      </text:list>
      <text:p text:style-name="P65"/>
      <text:p text:style-name="P55"><text:span text:style-name="T22">A</text:span><text:span text:style-name="T20">synchronous: </text:span><text:span text:style-name="T24">Asynchronous code allows the program to be executed immediately. And when output is coming they printed on screen. For example we run 3 statement a same time result will be printed Which statement will come first. They executed multiple statement at same time or Synchronous </text:span><text:span text:style-name="T25">statement executed</text:span><text:span text:style-name="T24"> one by one.</text:span></text:p>
      <text:p text:style-name="P56"/>
      <text:p text:style-name="P56"><text:span text:style-name="T13">Synchronous: </text:span><text:span text:style-name="T3">In synchronous JavaScript</text:span><text:span text:style-name="T35"> every statement of the code gets executed one by one. So, basically a statement has to wait for the earlier statement to get executed. Then Next Statement will be executed. </text:span><text:span text:style-name="T36">Also </text:span>JavaScript is a single-threaded and synchronous language. The code is executed in order one at a time, But Javascript may appear to be asynchronous in some situations.<text:span text:style-name="T20"/></text:p>
      <text:p text:style-name="P56"/>
      <text:list xml:id="list162943932139851" text:continue-numbering="true" text:style-name="L1">
        <text:list-item>
          <text:p text:style-name="P90">What is the event loop in JavaScript and how it’s work?</text:p>
        </text:list-item>
      </text:list>
      <text:p text:style-name="P13"/>
      <text:p text:style-name="P10">JavaScript’s event loop is the core mechanism that enables asynchronous operations. Though single-threaded, it manages tasks efficiently. This allows JavaScript to handle non-blocking tasks without freezing, keeping the application responsive even while waiting for data or other operations.</text:p>
      <text:p text:style-name="P9"/>
      <text:list xml:id="list162945554538548" text:continue-numbering="true" text:style-name="L1">
        <text:list-item>
          <text:p text:style-name="P90"><text:span text:style-name="T39">H</text:span>ow does prototypal inheritance are work in JavaScript ? </text:p>
        </text:list-item>
      </text:list>
      <text:p text:style-name="P57"/>
      <text:p text:style-name="P20">Prototype inheritance in JavaScript is the linking of prototypes of a <text:span text:style-name="T11">parent object to a child object </text:span>to share and utilize the properties of a parent class using a child class. Prototypes are hidden objects that are used to share the properties and methods of a parent class with child classes.</text:p>
      <text:p text:style-name="P21"/>
      <text:p text:style-name="P24"><text:soft-page-break/>Example of working Prototype Inheritance </text:p>
      <text:p text:style-name="P23"/>
      <text:p text:style-name="P68">let animal = {</text:p>
      <text:p text:style-name="P67">animalEats: true,</text:p>
      <text:p text:style-name="P67">};</text:p>
      <text:p text:style-name="P67">let rabbit = {</text:p>
      <text:p text:style-name="P67">rabbitJumps: true,</text:p>
      <text:p text:style-name="P67">};</text:p>
      <text:p text:style-name="P67">// Sets rabbit.[[Prototype]] = animal</text:p>
      <text:p text:style-name="P67">rabbit.__proto__ = animal;</text:p>
      <text:p text:style-name="P67">// console.log(rabbit.animalEats);</text:p>
      <text:p text:style-name="P67">// console.log(rabbit.rabbitJumps);</text:p>
      <text:p text:style-name="P67">document.getElementById("demo").innerHTML = rabbit.animalEats;</text:p>
      <text:p text:style-name="P67">document.getElementById("demo1").innerHTML = rabbit.rabbitJumps;</text:p>
      <text:p text:style-name="P67"/>
      <text:p text:style-name="P69"><text:span text:style-name="T18">Output</text:span> </text:p>
      <text:p text:style-name="P72"><text:bookmark text:name="demo"/>true</text:p>
      <text:p text:style-name="P74"><text:bookmark text:name="demo1"/>true</text:p>
      <text:p text:style-name="P13"/>
      <text:list xml:id="list162943531192297" text:continue-numbering="true" text:style-name="L1">
        <text:list-item>
          <text:p text:style-name="P90">What is a higher-order function in JavaScript with an example?</text:p>
        </text:list-item>
      </text:list>
      <text:p text:style-name="P13"/>
      <text:p text:style-name="P58"><text:span text:style-name="T26">I</text:span>n JavaScript, a higher-order function is a function that can accept other functions as arguments, return functions, or both. </text:p>
      <text:p text:style-name="P28">Example are :</text:p>
      <text:p text:style-name="P76">// add two numbers</text:p>
      <text:p text:style-name="P77">function sum(a, b) {</text:p>
      <text:p text:style-name="P77">return a + b</text:p>
      <text:p text:style-name="P77">}</text:p>
      <text:p text:style-name="P77">// multiply two numbers</text:p>
      <text:p text:style-name="P77">function mul(a, b) {</text:p>
      <text:p text:style-name="P77">return a * b</text:p>
      <text:p text:style-name="P77">}</text:p>
      <text:p text:style-name="P77">//operate with a higher-order function</text:p>
      <text:p text:style-name="P77">function calculate(operation, numsArray) {</text:p>
      <text:p text:style-name="P77">if (numsArray.length &lt;= 2) {</text:p>
      <text:p text:style-name="P77">let a = numsArray[0]</text:p>
      <text:p text:style-name="P77">let b = numsArray[1]</text:p>
      <text:p text:style-name="P77">return operation(a, b)</text:p>
      <text:p text:style-name="P77">}</text:p>
      <text:p text:style-name="P77">}</text:p>
      <text:p text:style-name="P77"/>
      <text:p text:style-name="P77">// console.log(calculate(sum, [5, 6]))</text:p>
      <text:p text:style-name="P77"/>
      <text:p text:style-name="P77">// console.log(calculate(mul, [10, 3])) </text:p>
      <text:p text:style-name="P77"/>
      <text:p text:style-name="P77">document.getElementById("demo").innerHTML = (calculate(sum, [5, 6]));</text:p>
      <text:p text:style-name="P77">document.getElementById("demo1").innerHTML = (calculate(mul, [10, 3]));</text:p>
      <text:p text:style-name="P77"/>
      <text:p text:style-name="P70"><text:span text:style-name="T18">Output</text:span> </text:p>
      <text:p text:style-name="P78">11</text:p>
      <text:p text:style-name="P78">30</text:p>
      <text:p text:style-name="P29"><text:soft-page-break/></text:p>
      <text:p text:style-name="P29"/>
      <text:list xml:id="list162945113665710" text:continue-numbering="true" text:style-name="L1">
        <text:list-item>
          <text:p text:style-name="P90">How can handle error in JavaScript?</text:p>
        </text:list-item>
      </text:list>
      <text:p text:style-name="P13"/>
      <text:p text:style-name="P59">Throw, and Try...Catch...Finally</text:p>
      <text:p text:style-name="P60"/>
      <text:p text:style-name="P61">The <text:span text:style-name="Source_20_Text"><text:span text:style-name="T11">try</text:span></text:span> statement defines a code block to run (to try).</text:p>
      <text:p text:style-name="P61">The <text:span text:style-name="Source_20_Text"><text:span text:style-name="T11">catch</text:span></text:span> statement defines a code block to handle any error.</text:p>
      <text:p text:style-name="P61">The <text:span text:style-name="Source_20_Text"><text:span text:style-name="T11">finally</text:span></text:span> statement defines a code block to run regardless of the result.</text:p>
      <text:p text:style-name="P61">The <text:span text:style-name="Source_20_Text"><text:span text:style-name="T11">throw</text:span></text:span> statement defines a custom error.</text:p>
      <text:p text:style-name="P13"/>
      <text:p text:style-name="P13"/>
      <text:p text:style-name="P13"/>
      <text:list xml:id="list162945171898692" text:continue-numbering="true" text:style-name="L1">
        <text:list-item>
          <text:p text:style-name="P90"><text:span text:style-name="T37">E</text:span>xplain the concept of hoisting in JavaScript?</text:p>
        </text:list-item>
      </text:list>
      <text:p text:style-name="P57"><text:span text:style-name="Strong_20_Emphasis"/></text:p>
      <text:p text:style-name="P73">Hoisting is the default behavior in JavaScript where variable and function declarations are moved to <text:s/><text:span text:style-name="T40">the top in JavaScript. </text:span></text:p>
      <text:p text:style-name="P80"><text:span text:style-name="T11">For example : </text:span><text:s/>Var a = 10;</text:p>
      <text:p text:style-name="P80">In hoisting Var = a ; // Move on top </text:p>
      <text:p text:style-name="P80">or a=10; </text:p>
      <text:p text:style-name="P30">Also we explain with the help of Program </text:p>
      <text:p text:style-name="Standard"><text:tab/>a = 10;</text:p>
      <text:p text:style-name="P67"/>
      <text:p text:style-name="P67">document.getElementById("demo").innerHTML = a;</text:p>
      <text:p text:style-name="P67"/>
      <text:p text:style-name="P67">var a;</text:p>
      <text:p text:style-name="P71"><text:span text:style-name="T18">Output</text:span> : 10</text:p>
      <text:p text:style-name="P79"/>
      <text:p text:style-name="P13"/>
      <text:list xml:id="list162944893680241" text:continue-numbering="true" text:style-name="L1">
        <text:list-item>
          <text:p text:style-name="P91">What are the different type of loops in JavaScript?</text:p>
        </text:list-item>
      </text:list>
      <text:p text:style-name="P14"/>
      <text:list text:style-name="Numbering_20_123">
        <text:list-item>
          <text:p text:style-name="P117"><text:span text:style-name="Source_20_Text"><text:span text:style-name="T1">for </text:span></text:span></text:p>
        </text:list-item>
        <text:list-item>
          <text:p text:style-name="P117"><text:span text:style-name="Source_20_Text"><text:span text:style-name="T1">for/in</text:span></text:span></text:p>
        </text:list-item>
        <text:list-item>
          <text:p text:style-name="P118"><text:span text:style-name="Source_20_Text"><text:span text:style-name="T1">for/of</text:span></text:span><text:span text:style-name="T1"> </text:span></text:p>
        </text:list-item>
        <text:list-item>
          <text:p text:style-name="P118"><text:span text:style-name="Source_20_Text"><text:span text:style-name="T1">while</text:span></text:span><text:span text:style-name="T1"> </text:span></text:p>
        </text:list-item>
        <text:list-item>
          <text:p text:style-name="P120"><text:span text:style-name="Source_20_Text"><text:span text:style-name="T1">do/while </text:span></text:span></text:p>
          <text:p text:style-name="P119"><text:span text:style-name="Source_20_Text"><text:span text:style-name="T4">This is </text:span></text:span><text:span text:style-name="Source_20_Text"><text:span text:style-name="T5">a </text:span></text:span><text:span text:style-name="Source_20_Text"><text:span text:style-name="T4">5 type of loops are using in JavaScript.</text:span></text:span></text:p>
        </text:list-item>
      </text:list>
      <text:p text:style-name="P75"><text:span text:style-name="Source_20_Text"/></text:p>
      <text:p text:style-name="P75"><text:span text:style-name="Source_20_Text"/></text:p>
      <text:p text:style-name="P75"><text:span text:style-name="Source_20_Text"/></text:p>
      <text:p text:style-name="P75"><text:span text:style-name="Source_20_Text"/></text:p>
      <text:list xml:id="list162944750671031" text:continue-list="list162944893680241" text:style-name="L1">
        <text:list-item>
          <text:p text:style-name="P90"><text:soft-page-break/>Difference between for loop and while loop in <text:span text:style-name="T38">J</text:span>ava<text:span text:style-name="T38">S</text:span>cript?</text:p>
        </text:list-item>
      </text:list>
      <text:p text:style-name="P13"/>
      <text:p text:style-name="P62"><text:span text:style-name="T23"><text:tab/> </text:span><text:span text:style-name="Source_20_Text"><text:span text:style-name="T23">for</text:span></text:span><text:span text:style-name="T23"> loop</text:span></text:p>
      <text:p text:style-name="P62"/>
      <text:list text:style-name="L2">
        <text:list-item>
          <text:p text:style-name="P98">The <text:span text:style-name="Source_20_Text">for</text:span> loop is used when you know in advance how many times you want to execute the block of code.</text:p>
        </text:list-item>
      </text:list>
      <text:list xml:id="list389448540" text:style-name="L3">
        <text:list-item text:start-value="2">
          <text:p text:style-name="P122">It iterates over a sequence (e.g., a list, tuple, string, or range) and executes the block of code for each item in the sequence.</text:p>
        </text:list-item>
        <text:list-item text:start-value="3">
          <text:p text:style-name="P121">The loop variable (<text:span text:style-name="Source_20_Text">variable</text:span>) takes the value of each item in the sequence during each iteration.</text:p>
        </text:list-item>
      </text:list>
      <text:p text:style-name="Text_20_body"/>
      <text:p text:style-name="P81"><text:span text:style-name="Source_20_Text"><text:span text:style-name="T11"><text:tab/>while</text:span></text:span><text:span text:style-name="T11"> loop</text:span></text:p>
      <text:list xml:id="list162944677044428" text:continue-numbering="true" text:style-name="L3">
        <text:list-item>
          <text:p text:style-name="P121">The <text:span text:style-name="Source_20_Text">while</text:span> loop is used when you don’t know in advance how many times you want to execute the block of code. It continues to execute as long as the specified condition is true.</text:p>
        </text:list-item>
      </text:list>
      <text:list text:style-name="L4">
        <text:list-item text:start-value="2">
          <text:p text:style-name="P123">It’s important to make sure that the condition eventually becomes false; otherwise, the loop will run indefinitely, resulting in an infinite loop.</text:p>
        </text:list-item>
      </text:list>
      <text:p text:style-name="Text_20_body"/>
      <text:p text:style-name="P13"/>
      <text:list xml:id="list162945124523112" text:continue-list="list162944750671031" text:style-name="L1">
        <text:list-item>
          <text:p text:style-name="P90">What is an infinite loop and how can you avoid it?</text:p>
        </text:list-item>
      </text:list>
      <text:p text:style-name="P13"/>
      <text:p text:style-name="P59"><text:span text:style-name="T43">In JavaScript, an infinite loop is a loop that continues to execute indefinitely without a condition that would cause it to stop. This can lead to the program becoming unresponsive or crashing if not handled properly. One way to create an infinite loop in JavaScript without using </text:span><text:span text:style-name="Source_20_Text"><text:span text:style-name="T44">setInterval</text:span></text:span><text:span text:style-name="T41"> </text:span><text:span text:style-name="T43">or </text:span><text:span text:style-name="Source_20_Text"><text:span text:style-name="T44">setTimeout</text:span></text:span><text:span text:style-name="T41"> </text:span><text:span text:style-name="T43">is by using a </text:span><text:span text:style-name="Source_20_Text"><text:span text:style-name="T44">while</text:span></text:span><text:span text:style-name="T41"> </text:span><text:span text:style-name="T43">loop with a constant condition that always evaluates to true. </text:span></text:p>
      <text:p text:style-name="P31"/>
      <text:list xml:id="list162943747911421" text:continue-numbering="true" text:style-name="L1">
        <text:list-item>
          <text:p text:style-name="P100">Difference between forEach and for loop in Javascript ?</text:p>
        </text:list-item>
      </text:list>
      <text:p text:style-name="P82"/>
      <text:p text:style-name="P83">for loop </text:p>
      <text:p text:style-name="P86">The JavaScript for loop is used to iterate through the array or the elements for a specified <text:tab/> number of times. If a certain amount of iteration is known, it should be used.</text:p>
      <text:p text:style-name="P84"/>
      <text:p text:style-name="P84">forEach</text:p>
      <text:p text:style-name="P87">The forEach() method is also used to loop through arrays, but it uses a function differently <text:tab/> than the classic “for loop”. It passes a callback function for each element of an array <text:tab/> <text:s/><text:tab/>together with the below parameters:</text:p>
      <text:list text:style-name="L5">
        <text:list-item text:start-value="1">
          <text:p text:style-name="P124"><text:span text:style-name="Strong_20_Emphasis"><text:span text:style-name="T10">Current Value (required):</text:span></text:span> The value of the current array element </text:p>
        </text:list-item>
        <text:list-item text:start-value="2">
          <text:p text:style-name="P124"><text:span text:style-name="Strong_20_Emphasis"><text:span text:style-name="T10">Index (optional):</text:span></text:span> The index number of the current element </text:p>
        </text:list-item>
        <text:list-item text:start-value="3">
          <text:p text:style-name="P125"><text:span text:style-name="Strong_20_Emphasis"><text:span text:style-name="T10">Array (optional):</text:span></text:span> The array object the current element belongs to </text:p>
        </text:list-item>
      </text:list>
      <text:p text:style-name="P64">We need a callback function to loop through an array by using the forEach method</text:p>
      <text:p text:style-name="P85"/>
      <text:p text:style-name="P85"/>
      <text:p text:style-name="P85"/>
      <text:list xml:id="list162944980736126" text:continue-list="list162943747911421" text:style-name="L1">
        <text:list-item>
          <text:p text:style-name="P101"><text:soft-page-break/><text:span text:style-name="T45">Expain the concept of loop iteration and performence ?</text:span><text:span text:style-name="T42"/></text:p>
        </text:list-item>
      </text:list>
      <text:p text:style-name="P32"/>
      <text:p text:style-name="P32"><text:tab/><text:span text:style-name="T47">Usually "loop" refers to the code and "iteration" refers to the conceptual process of repeating <text:tab/>some steps. In this case, they are more or less the same. </text:span><text:span text:style-name="T42"/></text:p>
      <text:p text:style-name="P32"/>
      <text:list xml:id="list162943850166515" text:continue-numbering="true" text:style-name="L1">
        <text:list-item>
          <text:p text:style-name="P102"><text:span text:style-name="T48"><text:s/></text:span><text:span text:style-name="T49">W</text:span><text:span text:style-name="T48">hat is the purpose of break or continue statement?</text:span><text:span text:style-name="T42"/></text:p>
        </text:list-item>
      </text:list>
      <text:p text:style-name="P33"/>
      <text:p text:style-name="P104"><text:span text:style-name="T47">The break and continue statements are the jump statements that are used to skip some statements inside the loop or terminate the loop immediately without checking the test expression. These statements can be used inside any</text:span><text:a xlink:type="simple" xlink:href="https://www.geeksforgeeks.org/loops-in-java/" text:style-name="Internet_20_link" text:visited-style-name="Visited_20_Internet_20_Link"><text:span text:style-name="T47"> loops</text:span></text:a><text:span text:style-name="T47"> such as for, while, do-while loop.</text:span><text:span text:style-name="T42"/></text:p>
      <text:p text:style-name="P34"/>
      <text:p text:style-name="P63"><text:span text:style-name="T50">B</text:span><text:span text:style-name="T51">reak: </text:span>he break statement in java is used to terminate from the loop immediately. When a break statement is encountered inside a loop, the loop iteration stops there, and control returns from the loop immediately to the first statement after the loop. Basically, break statements are used in situations when we are not sure about the actual number of iteration for the loop, or we want to terminate the loop based on some condition.<text:span text:style-name="T42"/></text:p>
      <text:p text:style-name="P63"/>
      <text:p text:style-name="P63"><text:span text:style-name="T53">Continoue: </text:span>The continue statement in Java is used to skip the current iteration of a loop. We can use continue statement inside any types of loops such as for, while, and do-while loop. Basically continue statements are used in the situations when we want to continue the loop but do not want the remaining statement after the continue statement.<text:span text:style-name="T42"/></text:p>
      <text:p text:style-name="P63"/>
      <text:list xml:id="list162944889082969" text:continue-numbering="true" text:style-name="L1">
        <text:list-item>
          <text:p text:style-name="P105"><text:span text:style-name="T52">H</text:span><text:span text:style-name="T46">ow to can iteration over object properties using loop in JavaScript?</text:span><text:span text:style-name="T42"/></text:p>
        </text:list-item>
      </text:list>
      <text:p text:style-name="P35"/>
      <text:p text:style-name="P37">Using for in loop: <text:span text:style-name="T42"/></text:p>
      <text:p text:style-name="P37"/>
      <text:p text:style-name="P126"><text:span text:style-name="T6">The properties of the object can be iterated over using a for..in loop. This loop is used to iterate over all non-Symbol iterable properties of an object. Some objects may contain properties that may be inherited from their prototypes. The </text:span><text:a xlink:type="simple" xlink:href="https://www.geeksforgeeks.org/javascript-hasownproperty-method/" text:style-name="Internet_20_link" text:visited-style-name="Visited_20_Internet_20_Link"><text:span text:style-name="Strong_20_Emphasis"><text:span text:style-name="T6">hasOwnProperty()</text:span></text:span></text:a><text:span text:style-name="T6"> method can be used to check if the property belongs to the object itself. The value of each key of the object can be found by using the key as the index of the object. </text:span><text:span text:style-name="T42"/></text:p>
      <text:p text:style-name="P35"/>
      <text:list xml:id="list162943763952828" text:continue-numbering="true" text:style-name="L1">
        <text:list-item>
          <text:p text:style-name="P105"><text:span text:style-name="T54">E</text:span>xplain the iteration over an array of object using loop in <text:span text:style-name="T54">J</text:span>ava<text:span text:style-name="T54">S</text:span>cript ?<text:span text:style-name="T42"/></text:p>
        </text:list-item>
      </text:list>
      <text:p text:style-name="P35"/>
      <text:p text:style-name="P35"><text:span text:style-name="T1">Iterating over an array of objects in JavaScript involves using loops like </text:span><text:span text:style-name="Source_20_Text"><text:span text:style-name="T1">for</text:span></text:span><text:span text:style-name="T1">, </text:span><text:span text:style-name="Source_20_Text"><text:span text:style-name="T1">forEach</text:span></text:span><text:span text:style-name="T1">, </text:span><text:span text:style-name="Source_20_Text"><text:span text:style-name="T1">for...of</text:span></text:span><text:span text:style-name="T1">, or </text:span><text:span text:style-name="Source_20_Text"><text:span text:style-name="T1">map</text:span></text:span><text:span text:style-name="T1">. </text:span><text:span text:style-name="T42"/></text:p>
      <text:p text:style-name="P35"/>
      <text:list xml:id="list162944760306121" text:continue-numbering="true" text:style-name="L1">
        <text:list-item>
          <text:p text:style-name="P106">Discuss the perform implications using different types of loop in javascript? <text:span text:style-name="T42"/></text:p>
        </text:list-item>
      </text:list>
      <text:p text:style-name="P36"/>
      <text:p text:style-name="P49">Different loop types in JavaScript—<text:span text:style-name="T42"/></text:p>
      <text:p text:style-name="P49"/>
      <text:p text:style-name="P49">like <text:span text:style-name="T11">for, </text:span><text:span text:style-name="T14">F</text:span><text:span text:style-name="T11">orEach, for...of, for...in`</text:span><text:span text:style-name="T42"/></text:p>
      <text:p text:style-name="P49"/>
      <text:p text:style-name="P49">vary in performance. Traditional `for` loops are fastest due to direct index access. `forEach` and `for...of` are convenient but slightly slower due to function call or iterator overhead. `for...in` is slowest and unsuitable for arrays, iterating over all object properties. Choosing the right loop balances readability and performance, crucial in optimizing code efficiency, especially with large datasets or critical operations.<text:span text:style-name="T42"/></text:p>
      <text:p text:style-name="P48"/>
      <text:p text:style-name="P48"/>
      <text:list xml:id="list162944942177089" text:continue-numbering="true" text:style-name="L1">
        <text:list-item>
          <text:p text:style-name="P105"><text:soft-page-break/><text:span text:style-name="T55">C</text:span>an you re-right a for loop using for each <text:s/>in javascript?<text:span text:style-name="T42"/></text:p>
        </text:list-item>
      </text:list>
      <text:p text:style-name="P35"/>
      <text:p text:style-name="P35"><text:span text:style-name="T1">Converting a </text:span><text:span text:style-name="Source_20_Text"><text:span text:style-name="T1">for</text:span></text:span><text:span text:style-name="T1"> loop to </text:span><text:span text:style-name="Source_20_Text"><text:span text:style-name="T1">forEach</text:span></text:span><text:span text:style-name="T1"> in JavaScript involves replacing index management with a callback function for each array element. For example, transforming</text:span><text:span text:style-name="T42"/></text:p>
      <text:p text:style-name="P38">From<text:span text:style-name="T42"/></text:p>
      <text:p text:style-name="P35"/>
      <text:p text:style-name="P35"><text:span text:style-name="T56">for (let i = 0; i &lt; array.length; i++) { console.log(array[i]); } </text:span><text:span text:style-name="T42"/></text:p>
      <text:p text:style-name="P35"/>
      <text:p text:style-name="P38">To <text:span text:style-name="T42"/></text:p>
      <text:p text:style-name="P38"/>
      <text:p text:style-name="P38">array.forEach(item =&gt; { console.log(item); });<text:span text:style-name="T42"/></text:p>
      <text:p text:style-name="P38"/>
      <text:p text:style-name="P38"><text:span text:style-name="T8">H</text:span><text:span text:style-name="T1">ere, </text:span><text:span text:style-name="Source_20_Text"><text:span text:style-name="T1">forEach</text:span></text:span><text:span text:style-name="T1"> simplifies iteration by directly executing a function for each element, enhancing readability but potentially trading off some performance due to function call overhead. It's particularly useful when operations on each element are straightforward and sequential access is sufficient.</text:span><text:span text:style-name="T42"/></text:p>
      <text:p text:style-name="P38"/>
      <text:list xml:id="list162945340501820" text:continue-numbering="true" text:style-name="L1">
        <text:list-item>
          <text:p text:style-name="P105"><text:span text:style-name="T57">W</text:span>hat are the different ways to define a function in javascript?<text:span text:style-name="T42"/></text:p>
        </text:list-item>
      </text:list>
      <text:p text:style-name="P35"/>
      <text:p text:style-name="P128"><text:span text:style-name="T9">J</text:span><text:span text:style-name="T1">avaScript </text:span><text:span text:style-name="Strong_20_Emphasis"><text:span text:style-name="T1">Function</text:span></text:span><text:span text:style-name="T1"> is a block of code that is designed to perform a task and executed when it is been called or invoked.</text:span><text:span text:style-name="T42"/></text:p>
      <text:p text:style-name="P128"><text:span text:style-name="T1">Below are the ways of writing functions in JavaScript: </text:span><text:span text:style-name="T42"/></text:p>
      <text:p text:style-name="P130"><text:span text:style-name="T1">1 <text:s/></text:span><text:span text:style-name="T6">Function Declaration.</text:span><text:span text:style-name="T42"/></text:p>
      <text:p text:style-name="P130"><text:span text:style-name="T1">2 <text:s/></text:span><text:span text:style-name="T6">Function Expression.</text:span><text:span text:style-name="T42"/></text:p>
      <text:p text:style-name="P130"><text:span text:style-name="T1">3 <text:s/></text:span><text:span text:style-name="T6">Arrow Functions.</text:span><text:span text:style-name="T42"/></text:p>
      <text:p text:style-name="P130"/>
      <text:list xml:id="list162944947881860" text:continue-numbering="true" text:style-name="L1">
        <text:list-item>
          <text:p text:style-name="P105"><text:span text:style-name="T58">D</text:span>ifference between function declaration and function expression in javascript ?<text:span text:style-name="T42"/></text:p>
        </text:list-item>
      </text:list>
      <text:p text:style-name="P35"/>
      <text:h text:style-name="P88" text:outline-level="2"><text:span text:style-name="Strong_20_Emphasis"><text:span text:style-name="T32">Function Declaration</text:span></text:span><text:span text:style-name="T42"/></text:h>
      <text:list text:style-name="L6">
        <text:list-item text:start-value="1">
          <text:p text:style-name="P132">A function declaration also known as a function statement declares a function with a function keyword. The function declaration must have a function name. <text:span text:style-name="T42"/></text:p>
        </text:list-item>
        <text:list-item text:start-value="2">
          <text:p text:style-name="P132">Function declaration does not require a variable assignment as they are standalone constructs and they cannot be nested inside a functional block. <text:span text:style-name="T42"/></text:p>
        </text:list-item>
        <text:list-item text:start-value="3">
          <text:p text:style-name="P132">These are executed before any other code. <text:span text:style-name="T42"/></text:p>
        </text:list-item>
        <text:list-item text:start-value="4">
          <text:p text:style-name="P131">The function in the function declaration can be accessed before and after the function definition. <text:span text:style-name="T42"/></text:p>
        </text:list-item>
      </text:list>
      <text:h text:style-name="Heading_20_2" text:outline-level="2"><text:span text:style-name="Strong_20_Emphasis"><text:span text:style-name="T32">Function Expression</text:span></text:span><text:span text:style-name="T42"/></text:h>
      <text:list text:style-name="L7">
        <text:list-item text:start-value="1">
          <text:p text:style-name="P134">A function Expression is similar to a function declaration without the function name. <text:span text:style-name="T42"/></text:p>
        </text:list-item>
        <text:list-item text:start-value="2">
          <text:p text:style-name="P134">Function expressions can be stored in a variable assignment. <text:span text:style-name="T42"/></text:p>
        </text:list-item>
        <text:list-item text:start-value="3">
          <text:p text:style-name="P134">Function expressions load and execute only when the program interpreter reaches the line of code. <text:span text:style-name="T42"/></text:p>
        </text:list-item>
        <text:list-item text:start-value="4">
          <text:p text:style-name="P133">The function in the function expression can be accessed only after the function definition.<text:span text:style-name="T42"/></text:p>
        </text:list-item>
      </text:list>
      <text:p text:style-name="Text_20_body"/>
      <text:list xml:id="list162944257813880" text:continue-list="list162944947881860" text:style-name="L1">
        <text:list-item>
          <text:p text:style-name="P105"><text:soft-page-break/><text:span text:style-name="T59">W</text:span>hat is the difference between parameter and argument in javascript?<text:span text:style-name="T42"/></text:p>
        </text:list-item>
      </text:list>
      <text:p text:style-name="P35"/>
      <text:p text:style-name="P128"><text:span text:style-name="T1">Function </text:span><text:span text:style-name="Strong_20_Emphasis"><text:span text:style-name="T11">parameters</text:span></text:span><text:span text:style-name="T1"> are the </text:span><text:span text:style-name="Strong_20_Emphasis"><text:span text:style-name="T11">names</text:span></text:span><text:span text:style-name="T1"> listed in the function definition.</text:span><text:span text:style-name="T42"/></text:p>
      <text:p text:style-name="Text_20_body"><text:s text:c="6"/>Function <text:span text:style-name="Strong_20_Emphasis">arguments</text:span> are the real <text:span text:style-name="Strong_20_Emphasis">values</text:span> passed to (and received by) the function.<text:span text:style-name="T42"/></text:p>
      <text:p text:style-name="P35"/>
      <text:list xml:id="list162944724240487" text:continue-numbering="true" text:style-name="L1">
        <text:list-item>
          <text:p text:style-name="P105"><text:span text:style-name="T60">W</text:span>hat is callback function with example in javascript?<text:span text:style-name="T42"/></text:p>
        </text:list-item>
      </text:list>
      <text:p text:style-name="P35"/>
      <text:p text:style-name="P50">In JavaScript, a callback function is a function that is passed as an argument to another function and is executed after some operation has been completed. Callbacks are commonly used in asynchronous programming to manage tasks that depend on the completion of another task.<text:span text:style-name="T42"/></text:p>
      <text:p text:style-name="P50"/>
      <text:p text:style-name="P35">Here's an example of a callback function:<text:span text:style-name="T42"/></text:p>
      <text:p text:style-name="P35"/>
      <text:p text:style-name="P35">// Example 1: Callback function as an argument<text:span text:style-name="T42"/></text:p>
      <text:p text:style-name="P50"/>
      <text:p text:style-name="P50">function greet(name, callback) {<text:span text:style-name="T42"/></text:p>
      <text:p text:style-name="P50"><text:s text:c="4"/>console.log(`Hello, ${name}!`);<text:span text:style-name="T42"/></text:p>
      <text:p text:style-name="P50"><text:s text:c="4"/>callback(); // Execute the callback function<text:span text:style-name="T42"/></text:p>
      <text:p text:style-name="P50">}<text:span text:style-name="T42"/></text:p>
      <text:p text:style-name="P50"/>
      <text:p text:style-name="P50">function sayGoodbye() {<text:span text:style-name="T42"/></text:p>
      <text:p text:style-name="P50"><text:s text:c="4"/>console.log('Goodbye!');<text:span text:style-name="T42"/></text:p>
      <text:p text:style-name="P50">}<text:span text:style-name="T42"/></text:p>
      <text:p text:style-name="P50"/>
      <text:p text:style-name="P35">// Passing `sayGoodbye` function as a callback to `greet`<text:span text:style-name="T42"/></text:p>
      <text:p text:style-name="P50">greet('Alice', sayGoodbye);<text:span text:style-name="T42"/></text:p>
      <text:p text:style-name="P50"/>
      <text:p text:style-name="P35">Output:<text:span text:style-name="T42"/></text:p>
      <text:p text:style-name="P35"/>
      <text:p text:style-name="P50">Hello, Alice!<text:span text:style-name="T42"/></text:p>
      <text:p text:style-name="P50">Goodbye!<text:span text:style-name="T42"/></text:p>
      <text:p text:style-name="P50"/>
      <text:p text:style-name="P50"/>
      <text:list xml:id="list162945534494786" text:continue-numbering="true" text:style-name="L1">
        <text:list-item>
          <text:p text:style-name="P105"><text:span text:style-name="T61">W</text:span>hat is the concept of high order function with example in javascript?<text:span text:style-name="T42"/></text:p>
        </text:list-item>
      </text:list>
      <text:p text:style-name="P35"/>
      <text:p text:style-name="P50"><text:span text:style-name="T62">I</text:span>n JavaScript, a higher-order function is a function that can accept other functions as arguments, return functions, or both. They enable abstraction, composition, and the creation of more flexible and reusable code.<text:span text:style-name="T42"/></text:p>
      <text:p text:style-name="P50"/>
      <text:p text:style-name="P39">Example:<text:span text:style-name="T42"/></text:p>
      <text:p text:style-name="P52"/>
      <text:p text:style-name="P52"/>
      <text:p text:style-name="P39">// Function as an argument<text:span text:style-name="T42"/></text:p>
      <text:p text:style-name="P52">function applyOperation(x, y, operation) {<text:span text:style-name="T42"/></text:p>
      <text:p text:style-name="P52"><text:s text:c="4"/>return operation(x, y);<text:span text:style-name="T42"/></text:p>
      <text:p text:style-name="P52">}<text:span text:style-name="T42"/></text:p>
      <text:p text:style-name="P52"/>
      <text:p text:style-name="P52">function add(a, b) {<text:span text:style-name="T42"/></text:p>
      <text:p text:style-name="P52"><text:s text:c="4"/>return a + b;<text:span text:style-name="T42"/></text:p>
      <text:p text:style-name="P52">}<text:span text:style-name="T42"/></text:p>
      <text:p text:style-name="P52"/>
      <text:p text:style-name="P52"><text:soft-page-break/>function subtract(a, b) {<text:span text:style-name="T42"/></text:p>
      <text:p text:style-name="P52"><text:s text:c="4"/>return a - b;<text:span text:style-name="T42"/></text:p>
      <text:p text:style-name="P52">}<text:span text:style-name="T42"/></text:p>
      <text:p text:style-name="P52"/>
      <text:p text:style-name="P52">console.log(applyOperation(5, 3, add)); <text:s text:c="4"/><text:span text:style-name="T42"/></text:p>
      <text:p text:style-name="P52">console.log(applyOperation(5, 3, subtract)); <text:span text:style-name="T42"/></text:p>
      <text:p text:style-name="P52"/>
      <text:p text:style-name="P39"/>
      <text:p text:style-name="P39">Output: 8<text:span text:style-name="T42"/></text:p>
      <text:p text:style-name="P39">Output: 2<text:span text:style-name="T42"/></text:p>
      <text:p text:style-name="P39"/>
      <text:p text:style-name="P51"/>
      <text:list xml:id="list162943632797217" text:continue-numbering="true" text:style-name="L1">
        <text:list-item>
          <text:p text:style-name="P105"><text:span text:style-name="T63">W</text:span>hat is the difference between function name [] {} and const <text:s/>name function []{} javascript?<text:span text:style-name="T42"/></text:p>
        </text:list-item>
      </text:list>
      <text:p text:style-name="P22">it lets you use a function before you declare it in your code, where with <text:span text:style-name="T64">C</text:span>onst it will be undefined until it has been reached in the execution.<text:span text:style-name="T42"/></text:p>
      <text:p text:style-name="P22"/>
      <text:list xml:id="list162943768683158" text:continue-numbering="true" text:style-name="L1">
        <text:list-item>
          <text:p text:style-name="P107">how does this keyword work in javascript function? <text:span text:style-name="T42"/></text:p>
        </text:list-item>
      </text:list>
      <text:p text:style-name="P109"/>
      <text:p text:style-name="P129"><text:span text:style-name="T1">In JavaScript, the </text:span><text:span text:style-name="Source_20_Text">this</text:span><text:span text:style-name="T1"> keyword refers to an object.</text:span><text:span text:style-name="T42"/></text:p>
      <text:p text:style-name="Text_20_body"><text:span text:style-name="T1"><text:s text:c="6"/>The </text:span><text:span text:style-name="Source_20_Text"><text:span text:style-name="T11">this</text:span></text:span><text:span text:style-name="T1"> keyword refers to different objects depending on how it is used.</text:span><text:span text:style-name="T42"/></text:p>
      <text:p text:style-name="P109"/>
      <text:list xml:id="list162944057745021" text:continue-numbering="true" text:style-name="L1">
        <text:list-item>
          <text:p text:style-name="P105"><text:span text:style-name="T65">W</text:span>hat is the benefits of using a arrow function using over traditional function?<text:span text:style-name="T42"/></text:p>
        </text:list-item>
      </text:list>
      <text:p text:style-name="P35"/>
      <text:p text:style-name="P127"><text:span text:style-name="Strong_20_Emphasis"><text:span text:style-name="T66">Concise Syntax:</text:span></text:span><text:span text:style-name="T15"> </text:span><text:span text:style-name="T6">Arrow functions offer a shorter syntax, ideal for small functions, enhancing code readability and reducing verbosity.</text:span><text:span text:style-name="T42"/></text:p>
      <text:p text:style-name="P127"><text:span text:style-name="Strong_20_Emphasis">Lexical </text:span><text:span text:style-name="Strong_20_Emphasis"><text:span text:style-name="Source_20_Text">this</text:span></text:span><text:span text:style-name="Strong_20_Emphasis"> Binding:</text:span> Arrow functions inherit <text:span text:style-name="Source_20_Text">this</text:span> from the surrounding context, eliminating <text:span text:style-name="Source_20_Text">this</text:span> context issues common in traditional functions.<text:span text:style-name="T42"/></text:p>
      <text:p text:style-name="P35"/>
      <text:list xml:id="list162944954724159" text:continue-numbering="true" text:style-name="L1">
        <text:list-item>
          <text:p text:style-name="P105"><text:span text:style-name="T67">E</text:span>xplain the concept of closure in javascript function?<text:span text:style-name="T42"/></text:p>
        </text:list-item>
      </text:list>
      <text:p text:style-name="P50"/>
      <text:p text:style-name="P50">Closure in JavaScript refers to the ability of a function to remember and access its lexical scope even when it's executed outside that scope. This allows functions to retain references to variables from their parent scopes, even after the parent functions have finished executing, enabling powerful and flexible programming patterns.<text:span text:style-name="T42"/></text:p>
      <text:p text:style-name="P50"/>
      <text:p text:style-name="P50"/>
      <text:list xml:id="list162945115875158" text:continue-numbering="true" text:style-name="L1">
        <text:list-item>
          <text:p text:style-name="P105"><text:span text:style-name="T68">H</text:span>ow can you handle optional parameter in javascript function?<text:span text:style-name="T42"/></text:p>
        </text:list-item>
      </text:list>
      <text:p text:style-name="P35"/>
      <text:p text:style-name="P50">In JavaScript, optional parameters in functions can be handled by checking if the parameter is <text:span text:style-name="T11">`undefined` </text:span>and providing a default value using the l<text:span text:style-name="T11">ogical OR (`||`) operator. </text:span>This ensures the function behaves correctly when the optional parameter is not explicitly passed during function invocation.<text:span text:style-name="T42"/></text:p>
      <text:p text:style-name="P50"/>
      <text:p text:style-name="P50"/>
      <text:p text:style-name="P50"/>
      <text:p text:style-name="P50"/>
      <text:p text:style-name="P50"/>
      <text:p text:style-name="P50"/>
      <text:list xml:id="list162944230865421" text:continue-numbering="true" text:style-name="L1">
        <text:list-item>
          <text:p text:style-name="P92"><text:soft-page-break/>How can handle error in JavaScript?</text:p>
        </text:list-item>
      </text:list>
      <text:p text:style-name="P93"/>
      <text:p text:style-name="P94">To handle errors in JavaScript:</text:p>
      <text:p text:style-name="P93"/>
      <text:p text:style-name="P94">1. <text:span text:style-name="T11">Try-Catch</text:span>: Wrap code likely to throw errors in a `try` block and catch specific errors in a `catch` block.</text:p>
      <text:p text:style-name="P94"><text:s text:c="3"/></text:p>
      <text:p text:style-name="P94">2. <text:span text:style-name="T11">Throw</text:span>:Use `throw` to create custom errors or propagate existing ones.</text:p>
      <text:p text:style-name="P94"><text:s text:c="3"/></text:p>
      <text:p text:style-name="P94">3. <text:span text:style-name="T11">Finally</text:span>: Optionally use `finally` to execute code after `try` regardless of whether an error occurred or not.</text:p>
      <text:p text:style-name="P56"/>
      <text:p text:style-name="P25"/>
      <text:p text:style-name="P66"/>
      <text:p text:style-name="P66"/>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0:52:24.333131113</meta:creation-date>
    <dc:date>2024-07-05T16:29:43.334986927</dc:date>
    <meta:editing-duration>PT11H44M11S</meta:editing-duration>
    <meta:editing-cycles>82</meta:editing-cycles>
    <meta:generator>LibreOffice/7.4.7.2$Linux_X86_64 LibreOffice_project/40$Build-2</meta:generator>
    <meta:document-statistic meta:table-count="1" meta:image-count="0" meta:object-count="0" meta:page-count="10" meta:paragraph-count="230" meta:word-count="2485" meta:character-count="15312" meta:non-whitespace-character-count="12957"/>
  </office:meta>
</office:document-meta>
</file>